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37mm"/>
    </style:style>
    <style:style style:name="co2" style:family="table-column">
      <style:table-column-properties fo:break-before="auto" style:column-width="54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7.09mm"/>
    </style:style>
    <style:style style:name="co5" style:family="table-column">
      <style:table-column-properties fo:break-before="auto" style:column-width="55.28mm"/>
    </style:style>
    <style:style style:name="co6" style:family="table-column">
      <style:table-column-properties fo:break-before="auto" style:column-width="68.62mm"/>
    </style:style>
    <style:style style:name="co7" style:family="table-column">
      <style:table-column-properties fo:break-before="auto" style:column-width="40.83mm"/>
    </style:style>
    <style:style style:name="co8" style:family="table-column">
      <style:table-column-properties fo:break-before="auto" style:column-width="70.52mm"/>
    </style:style>
    <style:style style:name="co9" style:family="table-column">
      <style:table-column-properties fo:break-before="auto" style:column-width="42.21mm"/>
    </style:style>
    <style:style style:name="co10" style:family="table-column">
      <style:table-column-properties fo:break-before="auto" style:column-width="57.45mm"/>
    </style:style>
    <style:style style:name="co11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pecies Averag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1"/>
        <table:table-column table:style-name="co3" table:number-columns-repeated="2" table:default-cell-style-name="ce2"/>
        <table:table-column table:style-name="co3" table:default-cell-style-name="ce1"/>
        <table:table-column table:style-name="co3" table:number-columns-repeated="2" table:default-cell-style-name="ce2"/>
        <table:table-column table:style-name="co3" table:number-columns-repeated="1013" table:default-cell-style-name="Default"/>
        <table:table-row table:style-name="ro1">
          <table:table-cell/>
          <table:table-cell office:value-type="string" calcext:value-type="string">
            <text:p>SL-9908_24_4_2018/SL-9908_24_4_2018-after_cdhit_plant.csv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actor</text:p>
          </table:table-cell>
          <table:table-cell table:style-name="Default" office:value-type="string" calcext:value-type="string">
            <text:p><text:s/>TMH average</text:p>
          </table:table-cell>
          <table:table-cell table:style-name="Default" office:value-type="string" calcext:value-type="string">
            <text:p><text:s/>TMH and flanks average</text:p>
          </table:table-cell>
          <table:table-cell table:style-name="Default" office:value-type="string" calcext:value-type="string">
            <text:p><text:s/>TMH standard deviation</text:p>
          </table:table-cell>
          <table:table-cell table:style-name="Default" office:value-type="string" calcext:value-type="string">
            <text:p><text:s/>TMH and flanks standard deviation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office:value-type="float" office:value="2.41898269464748" calcext:value-type="float">
            <text:p>2.42</text:p>
          </table:table-cell>
          <table:table-cell office:value-type="float" office:value="1.45750422073457" calcext:value-type="float">
            <text:p>1.46</text:p>
          </table:table-cell>
          <table:table-cell office:value-type="float" office:value="0.644730126571715" calcext:value-type="float">
            <text:p>0.64</text:p>
          </table:table-cell>
          <table:table-cell office:value-type="float" office:value="0.558799657916854" calcext:value-type="float">
            <text:p>0.56</text:p>
          </table:table-cell>
          <table:table-cell table:style-name="Default" table:number-columns-repeated="2"/>
          <table:table-cell/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558799657916854" calcext:value-type="float">
            <text:p>0.56</text:p>
          </table:table-cell>
          <table:table-cell office:value-type="string" calcext:value-type="string">
            <text:p>SL-9908_24_4_2018/SL-9908_24_4_2018-after_cdhit_human-and-mouse.csv</text:p>
          </table:table-cell>
          <table:table-cell office:value-type="string" calcext:value-type="string">
            <text:p>Hydrophobicit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1.45750422073457" calcext:value-type="float">
            <text:p>1.46</text:p>
          </table:table-cell>
        </table:table-row>
        <table:table-row table:style-name="ro1">
          <table:table-cell/>
          <table:table-cell office:value-type="string" calcext:value-type="string">
            <text:p>Disorder</text:p>
          </table:table-cell>
          <table:table-cell office:value-type="float" office:value="-0.224249897893989" calcext:value-type="float">
            <text:p>-0.22</text:p>
          </table:table-cell>
          <table:table-cell office:value-type="float" office:value="-0.174601443305999" calcext:value-type="float">
            <text:p>-0.17</text:p>
          </table:table-cell>
          <table:table-cell office:value-type="float" office:value="0.0614243378987521" calcext:value-type="float">
            <text:p>0.06</text:p>
          </table:table-cell>
          <table:table-cell office:value-type="float" office:value="0.054466040675721" calcext:value-type="float">
            <text:p>0.05</text:p>
          </table:table-cell>
          <table:table-cell table:style-name="Default" table:number-columns-repeated="2"/>
          <table:table-cell/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0614243378987521" calcext:value-type="float">
            <text:p>0.06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Disorder</text:p>
          </table:table-cell>
          <table:table-cell table:style-name="ce1" office:value-type="float" office:value="-0.224249897893989" calcext:value-type="float">
            <text:p>-0.22</text:p>
          </table:table-cell>
          <table:table-cell table:style-name="ce1" office:value-type="float" office:value="-0.174601443305999" calcext:value-type="float">
            <text:p>-0.17</text:p>
          </table:table-cell>
        </table:table-row>
        <table:table-row table:style-name="ro1">
          <table:table-cell/>
          <table:table-cell office:value-type="string" calcext:value-type="string">
            <text:p>Sequence Entropy</text:p>
          </table:table-cell>
          <table:table-cell office:value-type="float" office:value="2.41898269464748" calcext:value-type="float">
            <text:p>2.42</text:p>
          </table:table-cell>
          <table:table-cell office:value-type="float" office:value="-0.174601443305999" calcext:value-type="float">
            <text:p>-0.17</text:p>
          </table:table-cell>
          <table:table-cell office:value-type="float" office:value="0.644730126571715" calcext:value-type="float">
            <text:p>0.64</text:p>
          </table:table-cell>
          <table:table-cell office:value-type="float" office:value="0.054466040675721" calcext:value-type="float">
            <text:p>0.05</text:p>
          </table:table-cell>
          <table:table-cell table:style-name="Default" table:number-columns-repeated="2"/>
          <table:table-cell/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  <table:table-cell table:style-name="ce1" office:value-type="float" office:value="0.644730126571715" calcext:value-type="float">
            <text:p>0.64</text:p>
          </table:table-cell>
          <table:table-cell table:style-name="ce1" office:value-type="float" office:value="0.054466040675721" calcext:value-type="float">
            <text:p>0.05</text:p>
          </table:table-cell>
          <table:table-cell/>
          <table:table-cell office:value-type="string" calcext:value-type="string">
            <text:p>Sequence Entropy</text:p>
          </table:table-cell>
          <table:table-cell table:style-name="ce1" office:value-type="float" office:value="2.41898269464748" calcext:value-type="float">
            <text:p>2.42</text:p>
          </table:table-cell>
          <table:table-cell table:style-name="ce1" office:value-type="float" office:value="-0.174601443305999" calcext:value-type="float">
            <text:p>-0.17</text:p>
          </table:table-cell>
        </table:table-row>
        <table:table-row table:style-name="ro1">
          <table:table-cell office:value-type="string" calcext:value-type="string">
            <text:p>SL-9908_24_4_2018/SL-9908_24_4_2018-after_cdhit_plant.csv</text:p>
          </table:table-cell>
          <table:table-cell office:value-type="string" calcext:value-type="string">
            <text:p>Hydrophobicity</text:p>
          </table:table-cell>
          <table:table-cell office:value-type="float" office:value="2.59386037179301" calcext:value-type="float">
            <text:p>2.59</text:p>
          </table:table-cell>
          <table:table-cell office:value-type="float" office:value="1.58675858905791" calcext:value-type="float">
            <text:p>1.59</text:p>
          </table:table-cell>
          <table:table-cell office:value-type="float" office:value="0.503145413037701" calcext:value-type="float">
            <text:p>0.50</text:p>
          </table:table-cell>
          <table:table-cell office:value-type="float" office:value="0.553977661844509" calcext:value-type="float">
            <text:p>0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sorder</text:p>
          </table:table-cell>
          <table:table-cell office:value-type="float" office:value="-0.243042426253587" calcext:value-type="float">
            <text:p>-0.24</text:p>
          </table:table-cell>
          <table:table-cell office:value-type="float" office:value="-0.191744832618848" calcext:value-type="float">
            <text:p>-0.19</text:p>
          </table:table-cell>
          <table:table-cell office:value-type="float" office:value="0.0465559333038065" calcext:value-type="float">
            <text:p>0.05</text:p>
          </table:table-cell>
          <table:table-cell office:value-type="float" office:value="0.0376751100831303" calcext:value-type="float">
            <text:p>0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quence Entropy</text:p>
          </table:table-cell>
          <table:table-cell office:value-type="float" office:value="2.59386037179301" calcext:value-type="float">
            <text:p>2.59</text:p>
          </table:table-cell>
          <table:table-cell office:value-type="float" office:value="-0.191744832618848" calcext:value-type="float">
            <text:p>-0.19</text:p>
          </table:table-cell>
          <table:table-cell office:value-type="float" office:value="0.503145413037701" calcext:value-type="float">
            <text:p>0.50</text:p>
          </table:table-cell>
          <table:table-cell office:value-type="float" office:value="0.0376751100831303" calcext:value-type="float">
            <text:p>0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-9908_24_4_2018/SL-9908_24_4_2018-after_cdhit_yeast.csv</text:p>
          </table:table-cell>
          <table:table-cell office:value-type="string" calcext:value-type="string">
            <text:p>Hydrophobicity</text:p>
          </table:table-cell>
          <table:table-cell office:value-type="float" office:value="2.41380599845021" calcext:value-type="float">
            <text:p>2.41</text:p>
          </table:table-cell>
          <table:table-cell office:value-type="float" office:value="1.50293641189961" calcext:value-type="float">
            <text:p>1.50</text:p>
          </table:table-cell>
          <table:table-cell office:value-type="float" office:value="0.628023324819211" calcext:value-type="float">
            <text:p>0.63</text:p>
          </table:table-cell>
          <table:table-cell office:value-type="float" office:value="0.514916663375124" calcext:value-type="float">
            <text:p>0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sorder</text:p>
          </table:table-cell>
          <table:table-cell office:value-type="float" office:value="-0.232245454355982" calcext:value-type="float">
            <text:p>-0.23</text:p>
          </table:table-cell>
          <table:table-cell office:value-type="float" office:value="-0.195460181661784" calcext:value-type="float">
            <text:p>-0.20</text:p>
          </table:table-cell>
          <table:table-cell office:value-type="float" office:value="0.0512948461111205" calcext:value-type="float">
            <text:p>0.05</text:p>
          </table:table-cell>
          <table:table-cell office:value-type="float" office:value="0.0478953678571812" calcext:value-type="float">
            <text:p>0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quence Entropy</text:p>
          </table:table-cell>
          <table:table-cell office:value-type="float" office:value="2.41380599845021" calcext:value-type="float">
            <text:p>2.41</text:p>
          </table:table-cell>
          <table:table-cell office:value-type="float" office:value="-0.195460181661784" calcext:value-type="float">
            <text:p>-0.20</text:p>
          </table:table-cell>
          <table:table-cell office:value-type="float" office:value="0.628023324819211" calcext:value-type="float">
            <text:p>0.63</text:p>
          </table:table-cell>
          <table:table-cell office:value-type="float" office:value="0.0478953678571812" calcext:value-type="float">
            <text:p>0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ssprot_24_4_2018/SwissProt_24-4-2018_AfterCDHIT_human_and_mouse.csv</text:p>
          </table:table-cell>
          <table:table-cell office:value-type="string" calcext:value-type="string">
            <text:p>Hydrophobicity</text:p>
          </table:table-cell>
          <table:table-cell office:value-type="float" office:value="2.33708610865289" calcext:value-type="float">
            <text:p>2.34</text:p>
          </table:table-cell>
          <table:table-cell office:value-type="float" office:value="1.30790415351314" calcext:value-type="float">
            <text:p>1.31</text:p>
          </table:table-cell>
          <table:table-cell office:value-type="float" office:value="0.639926179256978" calcext:value-type="float">
            <text:p>0.64</text:p>
          </table:table-cell>
          <table:table-cell office:value-type="float" office:value="0.567733490306221" calcext:value-type="float">
            <text:p>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sorder</text:p>
          </table:table-cell>
          <table:table-cell office:value-type="float" office:value="-0.219531564383277" calcext:value-type="float">
            <text:p>-0.22</text:p>
          </table:table-cell>
          <table:table-cell office:value-type="float" office:value="-0.166871802060684" calcext:value-type="float">
            <text:p>-0.17</text:p>
          </table:table-cell>
          <table:table-cell office:value-type="float" office:value="0.0594696813136234" calcext:value-type="float">
            <text:p>0.06</text:p>
          </table:table-cell>
          <table:table-cell office:value-type="float" office:value="0.0496308842412038" calcext:value-type="float">
            <text:p>0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quence Entropy</text:p>
          </table:table-cell>
          <table:table-cell office:value-type="float" office:value="2.33708610865289" calcext:value-type="float">
            <text:p>2.34</text:p>
          </table:table-cell>
          <table:table-cell office:value-type="float" office:value="-0.166871802060684" calcext:value-type="float">
            <text:p>-0.17</text:p>
          </table:table-cell>
          <table:table-cell office:value-type="float" office:value="0.639926179256978" calcext:value-type="float">
            <text:p>0.64</text:p>
          </table:table-cell>
          <table:table-cell office:value-type="float" office:value="0.0496308842412038" calcext:value-type="float">
            <text:p>0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ssprot_24_4_2018/SwissProt_24-4-2018_AfterCDHIT_plants.csv</text:p>
          </table:table-cell>
          <table:table-cell office:value-type="string" calcext:value-type="string">
            <text:p>Hydrophobicity</text:p>
          </table:table-cell>
          <table:table-cell office:value-type="float" office:value="2.43277418931448" calcext:value-type="float">
            <text:p>2.43</text:p>
          </table:table-cell>
          <table:table-cell office:value-type="float" office:value="1.33056240906046" calcext:value-type="float">
            <text:p>1.33</text:p>
          </table:table-cell>
          <table:table-cell office:value-type="float" office:value="0.597183829412593" calcext:value-type="float">
            <text:p>0.60</text:p>
          </table:table-cell>
          <table:table-cell office:value-type="float" office:value="0.570327656900818" calcext:value-type="float">
            <text:p>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sorder</text:p>
          </table:table-cell>
          <table:table-cell office:value-type="float" office:value="-0.22894481620645" calcext:value-type="float">
            <text:p>-0.23</text:p>
          </table:table-cell>
          <table:table-cell office:value-type="float" office:value="-0.176640248090726" calcext:value-type="float">
            <text:p>-0.18</text:p>
          </table:table-cell>
          <table:table-cell office:value-type="float" office:value="0.0674898662556682" calcext:value-type="float">
            <text:p>0.07</text:p>
          </table:table-cell>
          <table:table-cell office:value-type="float" office:value="0.048144889769483" calcext:value-type="float">
            <text:p>0.05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quence Entropy</text:p>
          </table:table-cell>
          <table:table-cell office:value-type="float" office:value="2.43277418931448" calcext:value-type="float">
            <text:p>2.43</text:p>
          </table:table-cell>
          <table:table-cell office:value-type="float" office:value="-0.176640248090726" calcext:value-type="float">
            <text:p>-0.18</text:p>
          </table:table-cell>
          <table:table-cell office:value-type="float" office:value="0.597183829412593" calcext:value-type="float">
            <text:p>0.60</text:p>
          </table:table-cell>
          <table:table-cell office:value-type="float" office:value="0.048144889769483" calcext:value-type="float">
            <text:p>0.05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swissprot_24_4_2018/SwissProt_24-4-2018_AfterCDHIT_yeast.csv</text:p>
          </table:table-cell>
          <table:table-cell office:value-type="string" calcext:value-type="string">
            <text:p>Hydrophobicity</text:p>
          </table:table-cell>
          <table:table-cell office:value-type="float" office:value="2.30460555163558" calcext:value-type="float">
            <text:p>2.30</text:p>
          </table:table-cell>
          <table:table-cell office:value-type="float" office:value="1.3581525359916" calcext:value-type="float">
            <text:p>1.36</text:p>
          </table:table-cell>
          <table:table-cell office:value-type="float" office:value="0.728875180496158" calcext:value-type="float">
            <text:p>0.73</text:p>
          </table:table-cell>
          <table:table-cell office:value-type="float" office:value="0.588120761617885" calcext:value-type="float">
            <text:p>0.59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isorder</text:p>
          </table:table-cell>
          <table:table-cell office:value-type="float" office:value="-0.217337752443864" calcext:value-type="float">
            <text:p>-0.22</text:p>
          </table:table-cell>
          <table:table-cell office:value-type="float" office:value="-0.182104461796588" calcext:value-type="float">
            <text:p>-0.18</text:p>
          </table:table-cell>
          <table:table-cell office:value-type="float" office:value="0.0623265267396824" calcext:value-type="float">
            <text:p>0.06</text:p>
          </table:table-cell>
          <table:table-cell office:value-type="float" office:value="0.0594952657217724" calcext:value-type="float">
            <text:p>0.06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quence Entropy</text:p>
          </table:table-cell>
          <table:table-cell office:value-type="float" office:value="2.30460555163558" calcext:value-type="float">
            <text:p>2.30</text:p>
          </table:table-cell>
          <table:table-cell office:value-type="float" office:value="-0.182104461796588" calcext:value-type="float">
            <text:p>-0.18</text:p>
          </table:table-cell>
          <table:table-cell office:value-type="float" office:value="0.728875180496158" calcext:value-type="float">
            <text:p>0.73</text:p>
          </table:table-cell>
          <table:table-cell office:value-type="float" office:value="0.0594952657217724" calcext:value-type="float">
            <text:p>0.06</text:p>
          </table:table-cell>
          <table:table-cell table:style-name="Default" table:number-columns-repeated="5"/>
          <table:table-cell table:number-columns-repeated="1013"/>
        </table:table-row>
      </table:table>
      <table:table table:name="Organelle Averages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ce1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Factor</text:p>
          </table:table-cell>
          <table:table-cell table:style-name="Default" office:value-type="string" calcext:value-type="string">
            <text:p><text:s/>TMH average</text:p>
          </table:table-cell>
          <table:table-cell table:style-name="Default" office:value-type="string" calcext:value-type="string">
            <text:p><text:s/>TMH and flanks average</text:p>
          </table:table-cell>
          <table:table-cell table:style-name="Default" office:value-type="string" calcext:value-type="string">
            <text:p><text:s/>TMH standard deviation</text:p>
          </table:table-cell>
          <table:table-cell table:style-name="Default" office:value-type="string" calcext:value-type="string">
            <text:p><text:s/>TMH and flanks standard deviation</text:p>
          </table:table-cell>
        </table:table-row>
        <table:table-row table:style-name="ro1">
          <table:table-cell office:value-type="string" calcext:value-type="string">
            <text:p>SL-9908_24_4_2018/SL-9908_24_4_2018-after_cdhit_er.csv</text:p>
          </table:table-cell>
          <table:table-cell office:value-type="string" calcext:value-type="string">
            <text:p>Hydrophobicity</text:p>
          </table:table-cell>
          <table:table-cell office:value-type="float" office:value="2.20291238196904" calcext:value-type="float">
            <text:p>2.20</text:p>
          </table:table-cell>
          <table:table-cell office:value-type="float" office:value="1.5057085259361" calcext:value-type="float">
            <text:p>1.51</text:p>
          </table:table-cell>
          <table:table-cell office:value-type="float" office:value="0.336420558992704" calcext:value-type="float">
            <text:p>0.34</text:p>
          </table:table-cell>
          <table:table-cell office:value-type="float" office:value="0.341839044591462" calcext:value-type="float">
            <text:p>0.34</text:p>
          </table:table-cell>
        </table:table-row>
        <table:table-row table:style-name="ro1">
          <table:table-cell/>
          <table:table-cell office:value-type="string" calcext:value-type="string">
            <text:p>Disorder</text:p>
          </table:table-cell>
          <table:table-cell office:value-type="float" office:value="-0.199056860685078" calcext:value-type="float">
            <text:p>-0.20</text:p>
          </table:table-cell>
          <table:table-cell office:value-type="float" office:value="-0.157972263156002" calcext:value-type="float">
            <text:p>-0.16</text:p>
          </table:table-cell>
          <table:table-cell office:value-type="float" office:value="0.0382188305931091" calcext:value-type="float">
            <text:p>0.04</text:p>
          </table:table-cell>
          <table:table-cell office:value-type="float" office:value="0.0360583993568528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Sequence Entropy</text:p>
          </table:table-cell>
          <table:table-cell office:value-type="float" office:value="2.20291238196904" calcext:value-type="float">
            <text:p>2.20</text:p>
          </table:table-cell>
          <table:table-cell office:value-type="float" office:value="-0.157972263156002" calcext:value-type="float">
            <text:p>-0.16</text:p>
          </table:table-cell>
          <table:table-cell office:value-type="float" office:value="0.336420558992704" calcext:value-type="float">
            <text:p>0.34</text:p>
          </table:table-cell>
          <table:table-cell office:value-type="float" office:value="0.0360583993568528" calcext:value-type="float">
            <text:p>0.04</text:p>
          </table:table-cell>
        </table:table-row>
        <table:table-row table:style-name="ro1">
          <table:table-cell office:value-type="string" calcext:value-type="string">
            <text:p>SL-9908_24_4_2018/SL-9908_24_4_2018-after_cdhit_golgi.csv</text:p>
          </table:table-cell>
          <table:table-cell office:value-type="string" calcext:value-type="string">
            <text:p>Hydrophobicity</text:p>
          </table:table-cell>
          <table:table-cell office:value-type="float" office:value="2.4398104952441" calcext:value-type="float">
            <text:p>2.44</text:p>
          </table:table-cell>
          <table:table-cell office:value-type="float" office:value="1.48305263644655" calcext:value-type="float">
            <text:p>1.48</text:p>
          </table:table-cell>
          <table:table-cell office:value-type="float" office:value="0.51272675773859" calcext:value-type="float">
            <text:p>0.51</text:p>
          </table:table-cell>
          <table:table-cell office:value-type="float" office:value="0.495403170708474" calcext:value-type="float">
            <text:p>0.50</text:p>
          </table:table-cell>
        </table:table-row>
        <table:table-row table:style-name="ro1">
          <table:table-cell/>
          <table:table-cell office:value-type="string" calcext:value-type="string">
            <text:p>Disorder</text:p>
          </table:table-cell>
          <table:table-cell office:value-type="float" office:value="-0.246799724639557" calcext:value-type="float">
            <text:p>-0.25</text:p>
          </table:table-cell>
          <table:table-cell office:value-type="float" office:value="-0.200038986713328" calcext:value-type="float">
            <text:p>-0.20</text:p>
          </table:table-cell>
          <table:table-cell office:value-type="float" office:value="0.0414654951867714" calcext:value-type="float">
            <text:p>0.04</text:p>
          </table:table-cell>
          <table:table-cell office:value-type="float" office:value="0.0387994306429596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Sequence Entropy</text:p>
          </table:table-cell>
          <table:table-cell office:value-type="float" office:value="2.4398104952441" calcext:value-type="float">
            <text:p>2.44</text:p>
          </table:table-cell>
          <table:table-cell office:value-type="float" office:value="-0.200038986713328" calcext:value-type="float">
            <text:p>-0.20</text:p>
          </table:table-cell>
          <table:table-cell office:value-type="float" office:value="0.51272675773859" calcext:value-type="float">
            <text:p>0.51</text:p>
          </table:table-cell>
          <table:table-cell office:value-type="float" office:value="0.0387994306429596" calcext:value-type="float">
            <text:p>0.04</text:p>
          </table:table-cell>
        </table:table-row>
        <table:table-row table:style-name="ro1">
          <table:table-cell office:value-type="string" calcext:value-type="string">
            <text:p>SL-9908_24_4_2018/SL-9908_24_4_2018-after_cdhit_pm.csv</text:p>
          </table:table-cell>
          <table:table-cell office:value-type="string" calcext:value-type="string">
            <text:p>Hydrophobicity</text:p>
          </table:table-cell>
          <table:table-cell office:value-type="float" office:value="2.73806151689447" calcext:value-type="float">
            <text:p>2.74</text:p>
          </table:table-cell>
          <table:table-cell office:value-type="float" office:value="1.79651776255225" calcext:value-type="float">
            <text:p>1.80</text:p>
          </table:table-cell>
          <table:table-cell office:value-type="float" office:value="0.552885117219345" calcext:value-type="float">
            <text:p>0.55</text:p>
          </table:table-cell>
          <table:table-cell office:value-type="float" office:value="0.503543504239153" calcext:value-type="float">
            <text:p>0.50</text:p>
          </table:table-cell>
        </table:table-row>
        <table:table-row table:style-name="ro1">
          <table:table-cell/>
          <table:table-cell office:value-type="string" calcext:value-type="string">
            <text:p>Disorder</text:p>
          </table:table-cell>
          <table:table-cell office:value-type="float" office:value="-0.240028151776327" calcext:value-type="float">
            <text:p>-0.24</text:p>
          </table:table-cell>
          <table:table-cell office:value-type="float" office:value="-0.181678608689933" calcext:value-type="float">
            <text:p>-0.18</text:p>
          </table:table-cell>
          <table:table-cell office:value-type="float" office:value="0.0510035542950544" calcext:value-type="float">
            <text:p>0.05</text:p>
          </table:table-cell>
          <table:table-cell office:value-type="float" office:value="0.0401892507608725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Sequence Entropy</text:p>
          </table:table-cell>
          <table:table-cell office:value-type="float" office:value="2.73806151689447" calcext:value-type="float">
            <text:p>2.74</text:p>
          </table:table-cell>
          <table:table-cell office:value-type="float" office:value="-0.181678608689933" calcext:value-type="float">
            <text:p>-0.18</text:p>
          </table:table-cell>
          <table:table-cell office:value-type="float" office:value="0.552885117219345" calcext:value-type="float">
            <text:p>0.55</text:p>
          </table:table-cell>
          <table:table-cell office:value-type="float" office:value="0.0401892507608725" calcext:value-type="float">
            <text:p>0.04</text:p>
          </table:table-cell>
        </table:table-row>
        <table:table-row table:style-name="ro1">
          <table:table-cell office:value-type="string" calcext:value-type="string">
            <text:p>SL-9908_24_4_2018/SL-9908_24_4_2018-after_cdhit_mito.csv</text:p>
          </table:table-cell>
          <table:table-cell office:value-type="string" calcext:value-type="string">
            <text:p>Hydrophobicity</text:p>
          </table:table-cell>
          <table:table-cell office:value-type="float" office:value="1.72059768605778" calcext:value-type="float">
            <text:p>1.72</text:p>
          </table:table-cell>
          <table:table-cell office:value-type="float" office:value="0.792070108848462" calcext:value-type="float">
            <text:p>0.79</text:p>
          </table:table-cell>
          <table:table-cell office:value-type="float" office:value="0.297836186582542" calcext:value-type="float">
            <text:p>0.30</text:p>
          </table:table-cell>
          <table:table-cell office:value-type="float" office:value="0.276425109981302" calcext:value-type="float">
            <text:p>0.28</text:p>
          </table:table-cell>
        </table:table-row>
        <table:table-row table:style-name="ro1">
          <table:table-cell/>
          <table:table-cell office:value-type="string" calcext:value-type="string">
            <text:p>Disorder</text:p>
          </table:table-cell>
          <table:table-cell office:value-type="float" office:value="-0.179232084139549" calcext:value-type="float">
            <text:p>-0.18</text:p>
          </table:table-cell>
          <table:table-cell office:value-type="float" office:value="-0.144328278712129" calcext:value-type="float">
            <text:p>-0.14</text:p>
          </table:table-cell>
          <table:table-cell office:value-type="float" office:value="0.0323857584369508" calcext:value-type="float">
            <text:p>0.03</text:p>
          </table:table-cell>
          <table:table-cell office:value-type="float" office:value="0.028885472605607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Sequence Entropy</text:p>
          </table:table-cell>
          <table:table-cell office:value-type="float" office:value="1.72059768605778" calcext:value-type="float">
            <text:p>1.72</text:p>
          </table:table-cell>
          <table:table-cell office:value-type="float" office:value="-0.144328278712129" calcext:value-type="float">
            <text:p>-0.14</text:p>
          </table:table-cell>
          <table:table-cell office:value-type="float" office:value="0.297836186582542" calcext:value-type="float">
            <text:p>0.30</text:p>
          </table:table-cell>
          <table:table-cell office:value-type="float" office:value="0.028885472605607" calcext:value-type="float">
            <text:p>0.03</text:p>
          </table:table-cell>
        </table:table-row>
        <table:table-row table:style-name="ro1">
          <table:table-cell office:value-type="string" calcext:value-type="string">
            <text:p>swissprot_24_4_2018/SwissProt_24-4-2018_AfterCDHIT_er.csv</text:p>
          </table:table-cell>
          <table:table-cell office:value-type="string" calcext:value-type="string">
            <text:p>Hydrophobicity</text:p>
          </table:table-cell>
          <table:table-cell office:value-type="float" office:value="2.12609244189347" calcext:value-type="float">
            <text:p>2.13</text:p>
          </table:table-cell>
          <table:table-cell office:value-type="float" office:value="1.18605194969843" calcext:value-type="float">
            <text:p>1.19</text:p>
          </table:table-cell>
          <table:table-cell office:value-type="float" office:value="0.467493733964548" calcext:value-type="float">
            <text:p>0.47</text:p>
          </table:table-cell>
          <table:table-cell office:value-type="float" office:value="0.387399763368039" calcext:value-type="float">
            <text:p>0.39</text:p>
          </table:table-cell>
        </table:table-row>
        <table:table-row table:style-name="ro1">
          <table:table-cell/>
          <table:table-cell office:value-type="string" calcext:value-type="string">
            <text:p>Disorder</text:p>
          </table:table-cell>
          <table:table-cell office:value-type="float" office:value="-0.209757072955105" calcext:value-type="float">
            <text:p>-0.21</text:p>
          </table:table-cell>
          <table:table-cell office:value-type="float" office:value="-0.169932791260579" calcext:value-type="float">
            <text:p>-0.17</text:p>
          </table:table-cell>
          <table:table-cell office:value-type="float" office:value="0.0568675786516293" calcext:value-type="float">
            <text:p>0.06</text:p>
          </table:table-cell>
          <table:table-cell office:value-type="float" office:value="0.0460897120627499" calcext:value-type="float">
            <text:p>0.05</text:p>
          </table:table-cell>
        </table:table-row>
        <table:table-row table:style-name="ro1">
          <table:table-cell/>
          <table:table-cell office:value-type="string" calcext:value-type="string">
            <text:p>Sequence Entropy</text:p>
          </table:table-cell>
          <table:table-cell office:value-type="float" office:value="2.12609244189347" calcext:value-type="float">
            <text:p>2.13</text:p>
          </table:table-cell>
          <table:table-cell office:value-type="float" office:value="-0.169932791260579" calcext:value-type="float">
            <text:p>-0.17</text:p>
          </table:table-cell>
          <table:table-cell office:value-type="float" office:value="0.467493733964548" calcext:value-type="float">
            <text:p>0.47</text:p>
          </table:table-cell>
          <table:table-cell office:value-type="float" office:value="0.0460897120627499" calcext:value-type="float">
            <text:p>0.05</text:p>
          </table:table-cell>
        </table:table-row>
        <table:table-row table:style-name="ro1">
          <table:table-cell office:value-type="string" calcext:value-type="string">
            <text:p>swissprot_24_4_2018/SwissProt_24-4-2018_AfterCDHIT_golgi.csv</text:p>
          </table:table-cell>
          <table:table-cell office:value-type="string" calcext:value-type="string">
            <text:p>Hydrophobicity</text:p>
          </table:table-cell>
          <table:table-cell office:value-type="float" office:value="2.38230510107896" calcext:value-type="float">
            <text:p>2.38</text:p>
          </table:table-cell>
          <table:table-cell office:value-type="float" office:value="1.34574331676379" calcext:value-type="float">
            <text:p>1.35</text:p>
          </table:table-cell>
          <table:table-cell office:value-type="float" office:value="0.51654225924499" calcext:value-type="float">
            <text:p>0.52</text:p>
          </table:table-cell>
          <table:table-cell office:value-type="float" office:value="0.457203519859232" calcext:value-type="float">
            <text:p>0.46</text:p>
          </table:table-cell>
        </table:table-row>
        <table:table-row table:style-name="ro1">
          <table:table-cell/>
          <table:table-cell office:value-type="string" calcext:value-type="string">
            <text:p>Disorder</text:p>
          </table:table-cell>
          <table:table-cell office:value-type="float" office:value="-0.24588708408869" calcext:value-type="float">
            <text:p>-0.25</text:p>
          </table:table-cell>
          <table:table-cell office:value-type="float" office:value="-0.196550814898006" calcext:value-type="float">
            <text:p>-0.20</text:p>
          </table:table-cell>
          <table:table-cell office:value-type="float" office:value="0.0419907014778515" calcext:value-type="float">
            <text:p>0.04</text:p>
          </table:table-cell>
          <table:table-cell office:value-type="float" office:value="0.0331988381382329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Sequence Entropy</text:p>
          </table:table-cell>
          <table:table-cell office:value-type="float" office:value="2.38230510107896" calcext:value-type="float">
            <text:p>2.38</text:p>
          </table:table-cell>
          <table:table-cell office:value-type="float" office:value="-0.196550814898006" calcext:value-type="float">
            <text:p>-0.20</text:p>
          </table:table-cell>
          <table:table-cell office:value-type="float" office:value="0.51654225924499" calcext:value-type="float">
            <text:p>0.52</text:p>
          </table:table-cell>
          <table:table-cell office:value-type="float" office:value="0.0331988381382329" calcext:value-type="float">
            <text:p>0.03</text:p>
          </table:table-cell>
        </table:table-row>
        <table:table-row table:style-name="ro1">
          <table:table-cell office:value-type="string" calcext:value-type="string">
            <text:p>swissprot_24_4_2018/SwissProt_24-4-2018_AfterCDHIT_pm.csv</text:p>
          </table:table-cell>
          <table:table-cell office:value-type="string" calcext:value-type="string">
            <text:p>Hydrophobicity</text:p>
          </table:table-cell>
          <table:table-cell office:value-type="float" office:value="2.13786600884897" calcext:value-type="float">
            <text:p>2.14</text:p>
          </table:table-cell>
          <table:table-cell office:value-type="float" office:value="1.35776675256959" calcext:value-type="float">
            <text:p>1.36</text:p>
          </table:table-cell>
          <table:table-cell office:value-type="float" office:value="0.585049023575893" calcext:value-type="float">
            <text:p>0.59</text:p>
          </table:table-cell>
          <table:table-cell office:value-type="float" office:value="0.454524635729616" calcext:value-type="float">
            <text:p>0.45</text:p>
          </table:table-cell>
        </table:table-row>
        <table:table-row table:style-name="ro1">
          <table:table-cell/>
          <table:table-cell office:value-type="string" calcext:value-type="string">
            <text:p>Disorder</text:p>
          </table:table-cell>
          <table:table-cell office:value-type="float" office:value="-0.207358718041015" calcext:value-type="float">
            <text:p>-0.21</text:p>
          </table:table-cell>
          <table:table-cell office:value-type="float" office:value="-0.161548547481659" calcext:value-type="float">
            <text:p>-0.16</text:p>
          </table:table-cell>
          <table:table-cell office:value-type="float" office:value="0.0551913065250721" calcext:value-type="float">
            <text:p>0.06</text:p>
          </table:table-cell>
          <table:table-cell office:value-type="float" office:value="0.0398233177172823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Sequence Entropy</text:p>
          </table:table-cell>
          <table:table-cell office:value-type="float" office:value="2.13786600884897" calcext:value-type="float">
            <text:p>2.14</text:p>
          </table:table-cell>
          <table:table-cell office:value-type="float" office:value="-0.161548547481659" calcext:value-type="float">
            <text:p>-0.16</text:p>
          </table:table-cell>
          <table:table-cell office:value-type="float" office:value="0.585049023575893" calcext:value-type="float">
            <text:p>0.59</text:p>
          </table:table-cell>
          <table:table-cell office:value-type="float" office:value="0.0398233177172823" calcext:value-type="float">
            <text:p>0.04</text:p>
          </table:table-cell>
        </table:table-row>
        <table:table-row table:style-name="ro1">
          <table:table-cell office:value-type="string" calcext:value-type="string">
            <text:p>swissprot_24_4_2018/SwissProt_24-4-2018_AfterCDHIT_mito.csv</text:p>
          </table:table-cell>
          <table:table-cell office:value-type="string" calcext:value-type="string">
            <text:p>Hydrophobicity</text:p>
          </table:table-cell>
          <table:table-cell office:value-type="float" office:value="1.85767866006256" calcext:value-type="float">
            <text:p>1.86</text:p>
          </table:table-cell>
          <table:table-cell office:value-type="float" office:value="0.847453254067854" calcext:value-type="float">
            <text:p>0.85</text:p>
          </table:table-cell>
          <table:table-cell office:value-type="float" office:value="0.507522665094494" calcext:value-type="float">
            <text:p>0.51</text:p>
          </table:table-cell>
          <table:table-cell office:value-type="float" office:value="0.476327028637328" calcext:value-type="float">
            <text:p>0.48</text:p>
          </table:table-cell>
        </table:table-row>
        <table:table-row table:style-name="ro1">
          <table:table-cell/>
          <table:table-cell office:value-type="string" calcext:value-type="string">
            <text:p>Disorder</text:p>
          </table:table-cell>
          <table:table-cell office:value-type="float" office:value="-0.162236046258841" calcext:value-type="float">
            <text:p>-0.16</text:p>
          </table:table-cell>
          <table:table-cell office:value-type="float" office:value="-0.130811467503409" calcext:value-type="float">
            <text:p>-0.13</text:p>
          </table:table-cell>
          <table:table-cell office:value-type="float" office:value="0.0529980107046156" calcext:value-type="float">
            <text:p>0.05</text:p>
          </table:table-cell>
          <table:table-cell office:value-type="float" office:value="0.0470079586155161" calcext:value-type="float">
            <text:p>0.05</text:p>
          </table:table-cell>
        </table:table-row>
        <table:table-row table:style-name="ro1">
          <table:table-cell/>
          <table:table-cell office:value-type="string" calcext:value-type="string">
            <text:p>Sequence Entropy</text:p>
          </table:table-cell>
          <table:table-cell office:value-type="float" office:value="1.85767866006256" calcext:value-type="float">
            <text:p>1.86</text:p>
          </table:table-cell>
          <table:table-cell office:value-type="float" office:value="-0.130811467503409" calcext:value-type="float">
            <text:p>-0.13</text:p>
          </table:table-cell>
          <table:table-cell office:value-type="float" office:value="0.507522665094494" calcext:value-type="float">
            <text:p>0.51</text:p>
          </table:table-cell>
          <table:table-cell office:value-type="float" office:value="0.0470079586155161" calcext:value-type="float">
            <text:p>0.05</text:p>
          </table:table-cell>
        </table:table-row>
      </table:table>
      <table:table table:name="UniProt Curated Species Stats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ce1"/>
        <table:table-column table:style-name="co3" table:number-columns-repeated="2" table:default-cell-style-name="ce2"/>
        <table:table-column table:style-name="co3" table:default-cell-style-name="ce1"/>
        <table:table-column table:style-name="co3" table:number-columns-repeated="2" table:default-cell-style-name="ce2"/>
        <table:table-column table:style-name="co3" table:default-cell-style-name="ce1"/>
        <table:table-column table:style-name="co3" table:number-columns-repeated="2" table:default-cell-style-name="ce2"/>
        <table:table-row table:style-name="ro1">
          <table:table-cell table:number-columns-repeated="2"/>
          <table:table-cell table:style-name="Default" office:value-type="string" calcext:value-type="string">
            <text:p>mammal and plant</text:p>
          </table:table-cell>
          <table:table-cell table:style-name="Default" table:number-columns-repeated="2"/>
          <table:table-cell table:style-name="Default" office:value-type="string" calcext:value-type="string">
            <text:p>mammal and yeast</text:p>
          </table:table-cell>
          <table:table-cell table:style-name="Default" table:number-columns-repeated="2"/>
          <table:table-cell table:style-name="Default" office:value-type="string" calcext:value-type="string">
            <text:p>plant and yeas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<text:s/>Test-statistic</text:p>
          </table:table-cell>
          <table:table-cell table:style-name="Default" office:value-type="string" calcext:value-type="string">
            <text:p><text:s/>P value</text:p>
          </table:table-cell>
          <table:table-cell table:style-name="Default" office:value-type="string" calcext:value-type="string">
            <text:p><text:s/>Bahadur slope</text:p>
          </table:table-cell>
          <table:table-cell table:style-name="Default" office:value-type="string" calcext:value-type="string">
            <text:p><text:s/>Test-statistic</text:p>
          </table:table-cell>
          <table:table-cell table:style-name="Default" office:value-type="string" calcext:value-type="string">
            <text:p><text:s/>P value</text:p>
          </table:table-cell>
          <table:table-cell table:style-name="Default" office:value-type="string" calcext:value-type="string">
            <text:p><text:s/>Bahadur slope</text:p>
          </table:table-cell>
          <table:table-cell table:style-name="Default" office:value-type="string" calcext:value-type="string">
            <text:p><text:s/>Test-statistic</text:p>
          </table:table-cell>
          <table:table-cell table:style-name="Default" office:value-type="string" calcext:value-type="string">
            <text:p><text:s/>P value</text:p>
          </table:table-cell>
          <table:table-cell table:style-name="Default" office:value-type="string" calcext:value-type="string">
            <text:p><text:s/>Bahadur slope</text:p>
          </table:table-cell>
        </table:table-row>
        <table:table-row table:style-name="ro1">
          <table:table-cell office:value-type="string" calcext:value-type="string">
            <text:p>Hydrophobicity of TMH </text:p>
          </table:table-cell>
          <table:table-cell office:value-type="string" calcext:value-type="string">
            <text:p><text:s/>Kruskal-Wallis</text:p>
          </table:table-cell>
          <table:table-cell office:value-type="float" office:value="2.15480255103277" calcext:value-type="float">
            <text:p>2.15</text:p>
          </table:table-cell>
          <table:table-cell office:value-type="float" office:value="0.142124712595314" calcext:value-type="float">
            <text:p>1.42E-01</text:p>
          </table:table-cell>
          <table:table-cell office:value-type="float" office:value="0.0144522248082225" calcext:value-type="float">
            <text:p>1.45E-02</text:p>
          </table:table-cell>
          <table:table-cell office:value-type="float" office:value="0.219783550677109" calcext:value-type="float">
            <text:p>0.22</text:p>
          </table:table-cell>
          <table:table-cell office:value-type="float" office:value="0.639204891392558" calcext:value-type="float">
            <text:p>6.39E-01</text:p>
          </table:table-cell>
          <table:table-cell office:value-type="float" office:value="0.00422198332257568" calcext:value-type="float">
            <text:p>4.22E-03</text:p>
          </table:table-cell>
          <table:table-cell office:value-type="float" office:value="2.29746021397489" calcext:value-type="float">
            <text:p>2.30</text:p>
          </table:table-cell>
          <table:table-cell office:value-type="float" office:value="0.129585737600384" calcext:value-type="float">
            <text:p>1.30E-01</text:p>
          </table:table-cell>
          <table:table-cell office:value-type="float" office:value="0.022455082972523" calcext:value-type="float">
            <text:p>2.25E-02</text:p>
          </table:table-cell>
        </table:table-row>
        <table:table-row table:style-name="ro1">
          <table:table-cell office:value-type="string" calcext:value-type="string">
            <text:p>Hydrophobicity of TMH </text:p>
          </table:table-cell>
          <table:table-cell office:value-type="string" calcext:value-type="string">
            <text:p><text:s/>Kolmogorov-Smirnov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28595122506134" calcext:value-type="float">
            <text:p>2.86E-01</text:p>
          </table:table-cell>
          <table:table-cell office:value-type="float" office:value="0.00927358536629442" calcext:value-type="float">
            <text:p>9.27E-03</text:p>
          </table:table-cell>
          <table:table-cell office:value-type="float" office:value="0.154838709677419" calcext:value-type="float">
            <text:p>0.15</text:p>
          </table:table-cell>
          <table:table-cell office:value-type="float" office:value="0.631571623601429" calcext:value-type="float">
            <text:p>6.32E-01</text:p>
          </table:table-cell>
          <table:table-cell office:value-type="float" office:value="0.00433532005103847" calcext:value-type="float">
            <text:p>4.34E-03</text:p>
          </table:table-cell>
          <table:table-cell office:value-type="float" office:value="0.238172043010753" calcext:value-type="float">
            <text:p>0.24</text:p>
          </table:table-cell>
          <table:table-cell office:value-type="float" office:value="0.169180661773513" calcext:value-type="float">
            <text:p>1.69E-01</text:p>
          </table:table-cell>
          <table:table-cell office:value-type="float" office:value="0.0195251442907756" calcext:value-type="float">
            <text:p>1.95E-02</text:p>
          </table:table-cell>
        </table:table-row>
        <table:table-row table:style-name="ro1">
          <table:table-cell office:value-type="string" calcext:value-type="string">
            <text:p>Hydrophobicity of TMH </text:p>
          </table:table-cell>
          <table:table-cell office:value-type="string" calcext:value-type="string">
            <text:p><text:s/>Student's T-test</text:p>
          </table:table-cell>
          <table:table-cell office:value-type="float" office:value="-1.71003115200382" calcext:value-type="float">
            <text:p>-1.71</text:p>
          </table:table-cell>
          <table:table-cell office:value-type="float" office:value="0.0895919690889734" calcext:value-type="float">
            <text:p>8.96E-02</text:p>
          </table:table-cell>
          <table:table-cell office:value-type="float" office:value="0.0178702932868277" calcext:value-type="float">
            <text:p>1.79E-02</text:p>
          </table:table-cell>
          <table:table-cell office:value-type="float" office:value="0.0375292693202327" calcext:value-type="float">
            <text:p>0.04</text:p>
          </table:table-cell>
          <table:table-cell office:value-type="float" office:value="0.970134946807759" calcext:value-type="float">
            <text:p>9.70E-01</text:p>
          </table:table-cell>
          <table:table-cell office:value-type="float" office:value="0.000286038648497044" calcext:value-type="float">
            <text:p>2.86E-04</text:p>
          </table:table-cell>
          <table:table-cell office:value-type="float" office:value="1.46666650412353" calcext:value-type="float">
            <text:p>1.47</text:p>
          </table:table-cell>
          <table:table-cell office:value-type="float" office:value="0.145991460997116" calcext:value-type="float">
            <text:p>1.46E-01</text:p>
          </table:table-cell>
          <table:table-cell office:value-type="float" office:value="0.0211451334648936" calcext:value-type="float">
            <text:p>2.11E-02</text:p>
          </table:table-cell>
        </table:table-row>
        <table:table-row table:style-name="ro1">
          <table:table-cell office:value-type="string" calcext:value-type="string">
            <text:p>Hydrophobicity of TMH and flanks </text:p>
          </table:table-cell>
          <table:table-cell office:value-type="string" calcext:value-type="string">
            <text:p><text:s/>Kruskal-Wallis</text:p>
          </table:table-cell>
          <table:table-cell office:value-type="float" office:value="2.16779075495809" calcext:value-type="float">
            <text:p>2.17</text:p>
          </table:table-cell>
          <table:table-cell office:value-type="float" office:value="0.140928566220055" calcext:value-type="float">
            <text:p>1.41E-01</text:p>
          </table:table-cell>
          <table:table-cell office:value-type="float" office:value="0.0145148306632099" calcext:value-type="float">
            <text:p>1.45E-02</text:p>
          </table:table-cell>
          <table:table-cell office:value-type="float" office:value="0.13549866071518" calcext:value-type="float">
            <text:p>0.14</text:p>
          </table:table-cell>
          <table:table-cell office:value-type="float" office:value="0.712797606733459" calcext:value-type="float">
            <text:p>7.13E-01</text:p>
          </table:table-cell>
          <table:table-cell office:value-type="float" office:value="0.00319394113573631" calcext:value-type="float">
            <text:p>3.19E-03</text:p>
          </table:table-cell>
          <table:table-cell office:value-type="float" office:value="0.593548387096803" calcext:value-type="float">
            <text:p>0.59</text:p>
          </table:table-cell>
          <table:table-cell office:value-type="float" office:value="0.441050250468884" calcext:value-type="float">
            <text:p>4.41E-01</text:p>
          </table:table-cell>
          <table:table-cell office:value-type="float" office:value="0.00899556553170612" calcext:value-type="float">
            <text:p>9.00E-03</text:p>
          </table:table-cell>
        </table:table-row>
        <table:table-row table:style-name="ro1">
          <table:table-cell office:value-type="string" calcext:value-type="string">
            <text:p>Hydrophobicity of TMH and flanks </text:p>
          </table:table-cell>
          <table:table-cell office:value-type="string" calcext:value-type="string">
            <text:p><text:s/>Kolmogorov-Smirnov</text:p>
          </table:table-cell>
          <table:table-cell office:value-type="float" office:value="0.213333333333333" calcext:value-type="float">
            <text:p>0.21</text:p>
          </table:table-cell>
          <table:table-cell office:value-type="float" office:value="0.0830006087727789" calcext:value-type="float">
            <text:p>8.30E-02</text:p>
          </table:table-cell>
          <table:table-cell office:value-type="float" office:value="0.0184363506414863" calcext:value-type="float">
            <text:p>1.84E-02</text:p>
          </table:table-cell>
          <table:table-cell office:value-type="float" office:value="0.104086021505376" calcext:value-type="float">
            <text:p>0.10</text:p>
          </table:table-cell>
          <table:table-cell office:value-type="float" office:value="0.962383856898596" calcext:value-type="float">
            <text:p>9.62E-01</text:p>
          </table:table-cell>
          <table:table-cell office:value-type="float" office:value="0.000361715926966875" calcext:value-type="float">
            <text:p>3.62E-04</text:p>
          </table:table-cell>
          <table:table-cell office:value-type="float" office:value="0.138172043010753" calcext:value-type="float">
            <text:p>0.14</text:p>
          </table:table-cell>
          <table:table-cell office:value-type="float" office:value="0.800294532100592" calcext:value-type="float">
            <text:p>8.00E-01</text:p>
          </table:table-cell>
          <table:table-cell office:value-type="float" office:value="0.00244808191147933" calcext:value-type="float">
            <text:p>2.45E-03</text:p>
          </table:table-cell>
        </table:table-row>
        <table:table-row table:style-name="ro1">
          <table:table-cell office:value-type="string" calcext:value-type="string">
            <text:p>Hydrophobicity of TMH and flanks </text:p>
          </table:table-cell>
          <table:table-cell office:value-type="string" calcext:value-type="string">
            <text:p><text:s/>Student's T-test</text:p>
          </table:table-cell>
          <table:table-cell office:value-type="float" office:value="-1.33061431916334" calcext:value-type="float">
            <text:p>-1.33</text:p>
          </table:table-cell>
          <table:table-cell office:value-type="float" office:value="0.185592792934155" calcext:value-type="float">
            <text:p>1.86E-01</text:p>
          </table:table-cell>
          <table:table-cell office:value-type="float" office:value="0.012475557707835" calcext:value-type="float">
            <text:p>1.25E-02</text:p>
          </table:table-cell>
          <table:table-cell office:value-type="float" office:value="-0.385771654524903" calcext:value-type="float">
            <text:p>-0.39</text:p>
          </table:table-cell>
          <table:table-cell office:value-type="float" office:value="0.700453775149287" calcext:value-type="float">
            <text:p>7.00E-01</text:p>
          </table:table-cell>
          <table:table-cell office:value-type="float" office:value="0.00335874437498938" calcext:value-type="float">
            <text:p>3.36E-03</text:p>
          </table:table-cell>
          <table:table-cell office:value-type="float" office:value="0.692757744756959" calcext:value-type="float">
            <text:p>0.69</text:p>
          </table:table-cell>
          <table:table-cell office:value-type="float" office:value="0.490265324758068" calcext:value-type="float">
            <text:p>4.90E-01</text:p>
          </table:table-cell>
          <table:table-cell office:value-type="float" office:value="0.00783306104754149" calcext:value-type="float">
            <text:p>7.83E-03</text:p>
          </table:table-cell>
        </table:table-row>
        <table:table-row table:style-name="ro1">
          <table:table-cell office:value-type="string" calcext:value-type="string">
            <text:p>Disorder of TMH </text:p>
          </table:table-cell>
          <table:table-cell office:value-type="string" calcext:value-type="string">
            <text:p><text:s/>Kruskal-Wallis</text:p>
          </table:table-cell>
          <table:table-cell office:value-type="float" office:value="3.64239919812116" calcext:value-type="float">
            <text:p>3.64</text:p>
          </table:table-cell>
          <table:table-cell office:value-type="float" office:value="0.0563257115521247" calcext:value-type="float">
            <text:p>5.63E-02</text:p>
          </table:table-cell>
          <table:table-cell office:value-type="float" office:value="0.0213081789612743" calcext:value-type="float">
            <text:p>2.13E-02</text:p>
          </table:table-cell>
          <table:table-cell office:value-type="float" office:value="0.246598806788127" calcext:value-type="float">
            <text:p>0.25</text:p>
          </table:table-cell>
          <table:table-cell office:value-type="float" office:value="0.619480210032859" calcext:value-type="float">
            <text:p>6.19E-01</text:p>
          </table:table-cell>
          <table:table-cell office:value-type="float" office:value="0.00451768418384135" calcext:value-type="float">
            <text:p>4.52E-03</text:p>
          </table:table-cell>
          <table:table-cell office:value-type="float" office:value="0.895448925737279" calcext:value-type="float">
            <text:p>0.90</text:p>
          </table:table-cell>
          <table:table-cell office:value-type="float" office:value="0.344004959724687" calcext:value-type="float">
            <text:p>3.44E-01</text:p>
          </table:table-cell>
          <table:table-cell office:value-type="float" office:value="0.0117263648781138" calcext:value-type="float">
            <text:p>1.17E-02</text:p>
          </table:table-cell>
        </table:table-row>
        <table:table-row table:style-name="ro1">
          <table:table-cell office:value-type="string" calcext:value-type="string">
            <text:p>Disorder of TMH </text:p>
          </table:table-cell>
          <table:table-cell office:value-type="string" calcext:value-type="string">
            <text:p><text:s/>Kolmogorov-Smirnov</text:p>
          </table:table-cell>
          <table:table-cell office:value-type="float" office:value="0.236666666666667" calcext:value-type="float">
            <text:p>0.24</text:p>
          </table:table-cell>
          <table:table-cell office:value-type="float" office:value="0.0398366375831997" calcext:value-type="float">
            <text:p>3.98E-02</text:p>
          </table:table-cell>
          <table:table-cell office:value-type="float" office:value="0.0238738388728853" calcext:value-type="float">
            <text:p>2.39E-02</text:p>
          </table:table-cell>
          <table:table-cell office:value-type="float" office:value="0.138494623655914" calcext:value-type="float">
            <text:p>0.14</text:p>
          </table:table-cell>
          <table:table-cell office:value-type="float" office:value="0.762836554807651" calcext:value-type="float">
            <text:p>7.63E-01</text:p>
          </table:table-cell>
          <table:table-cell office:value-type="float" office:value="0.00255388192950238" calcext:value-type="float">
            <text:p>2.55E-03</text:p>
          </table:table-cell>
          <table:table-cell office:value-type="float" office:value="0.173655913978495" calcext:value-type="float">
            <text:p>0.17</text:p>
          </table:table-cell>
          <table:table-cell office:value-type="float" office:value="0.527696669490974" calcext:value-type="float">
            <text:p>5.28E-01</text:p>
          </table:table-cell>
          <table:table-cell office:value-type="float" office:value="0.00702454560394157" calcext:value-type="float">
            <text:p>7.02E-03</text:p>
          </table:table-cell>
        </table:table-row>
        <table:table-row table:style-name="ro1">
          <table:table-cell office:value-type="string" calcext:value-type="string">
            <text:p>Disorder of TMH </text:p>
          </table:table-cell>
          <table:table-cell office:value-type="string" calcext:value-type="string">
            <text:p><text:s/>Student's T-test</text:p>
          </table:table-cell>
          <table:table-cell office:value-type="float" office:value="1.94699868896237" calcext:value-type="float">
            <text:p>1.95</text:p>
          </table:table-cell>
          <table:table-cell office:value-type="float" office:value="0.0536423758664578" calcext:value-type="float">
            <text:p>5.36E-02</text:p>
          </table:table-cell>
          <table:table-cell office:value-type="float" office:value="0.0216697476202751" calcext:value-type="float">
            <text:p>2.17E-02</text:p>
          </table:table-cell>
          <table:table-cell office:value-type="float" office:value="0.632489014002412" calcext:value-type="float">
            <text:p>0.63</text:p>
          </table:table-cell>
          <table:table-cell office:value-type="float" office:value="0.52845551778208" calcext:value-type="float">
            <text:p>5.28E-01</text:p>
          </table:table-cell>
          <table:table-cell office:value-type="float" office:value="0.0060169494729755" calcext:value-type="float">
            <text:p>6.02E-03</text:p>
          </table:table-cell>
          <table:table-cell office:value-type="float" office:value="-1.00106269285314" calcext:value-type="float">
            <text:p>-1.00</text:p>
          </table:table-cell>
          <table:table-cell office:value-type="float" office:value="0.319510495139752" calcext:value-type="float">
            <text:p>3.20E-01</text:p>
          </table:table-cell>
          <table:table-cell office:value-type="float" office:value="0.0125380786490805" calcext:value-type="float">
            <text:p>1.25E-02</text:p>
          </table:table-cell>
        </table:table-row>
        <table:table-row table:style-name="ro1">
          <table:table-cell office:value-type="string" calcext:value-type="string">
            <text:p>Disorder of TMH and flanks </text:p>
          </table:table-cell>
          <table:table-cell office:value-type="string" calcext:value-type="string">
            <text:p><text:s/>Kruskal-Wallis</text:p>
          </table:table-cell>
          <table:table-cell office:value-type="float" office:value="3.74449932811272" calcext:value-type="float">
            <text:p>3.74</text:p>
          </table:table-cell>
          <table:table-cell office:value-type="float" office:value="0.0529815978002549" calcext:value-type="float">
            <text:p>5.30E-02</text:p>
          </table:table-cell>
          <table:table-cell office:value-type="float" office:value="0.0217615602743538" calcext:value-type="float">
            <text:p>2.18E-02</text:p>
          </table:table-cell>
          <table:table-cell office:value-type="float" office:value="3.17359452391063" calcext:value-type="float">
            <text:p>3.17</text:p>
          </table:table-cell>
          <table:table-cell office:value-type="float" office:value="0.0748375724659892" calcext:value-type="float">
            <text:p>7.48E-02</text:p>
          </table:table-cell>
          <table:table-cell office:value-type="float" office:value="0.0244569359850938" calcext:value-type="float">
            <text:p>2.45E-02</text:p>
          </table:table-cell>
          <table:table-cell office:value-type="float" office:value="0.227840112201989" calcext:value-type="float">
            <text:p>0.23</text:p>
          </table:table-cell>
          <table:table-cell office:value-type="float" office:value="0.633129998047384" calcext:value-type="float">
            <text:p>6.33E-01</text:p>
          </table:table-cell>
          <table:table-cell office:value-type="float" office:value="0.00502285175560211" calcext:value-type="float">
            <text:p>5.02E-03</text:p>
          </table:table-cell>
        </table:table-row>
        <table:table-row table:style-name="ro1">
          <table:table-cell office:value-type="string" calcext:value-type="string">
            <text:p>Disorder of TMH and flanks </text:p>
          </table:table-cell>
          <table:table-cell office:value-type="string" calcext:value-type="string">
            <text:p><text:s/>Kolmogorov-Smirnov</text:p>
          </table:table-cell>
          <table:table-cell office:value-type="float" office:value="0.216666666666667" calcext:value-type="float">
            <text:p>0.22</text:p>
          </table:table-cell>
          <table:table-cell office:value-type="float" office:value="0.0750873937858036" calcext:value-type="float">
            <text:p>7.51E-02</text:p>
          </table:table-cell>
          <table:table-cell office:value-type="float" office:value="0.0191785377284878" calcext:value-type="float">
            <text:p>1.92E-02</text:p>
          </table:table-cell>
          <table:table-cell office:value-type="float" office:value="0.212903225806452" calcext:value-type="float">
            <text:p>0.21</text:p>
          </table:table-cell>
          <table:table-cell office:value-type="float" office:value="0.241528183763632" calcext:value-type="float">
            <text:p>2.42E-01</text:p>
          </table:table-cell>
          <table:table-cell office:value-type="float" office:value="0.0134034821673941" calcext:value-type="float">
            <text:p>1.34E-02</text:p>
          </table:table-cell>
          <table:table-cell office:value-type="float" office:value="0.203763440860215" calcext:value-type="float">
            <text:p>0.20</text:p>
          </table:table-cell>
          <table:table-cell office:value-type="float" office:value="0.326716835621204" calcext:value-type="float">
            <text:p>3.27E-01</text:p>
          </table:table-cell>
          <table:table-cell office:value-type="float" office:value="0.0122929827400586" calcext:value-type="float">
            <text:p>1.23E-02</text:p>
          </table:table-cell>
        </table:table-row>
        <table:table-row table:style-name="ro1">
          <table:table-cell office:value-type="string" calcext:value-type="string">
            <text:p>Disorder of TMH and flanks </text:p>
          </table:table-cell>
          <table:table-cell office:value-type="string" calcext:value-type="string">
            <text:p><text:s/>Student's T-test</text:p>
          </table:table-cell>
          <table:table-cell office:value-type="float" office:value="2.05792312779434" calcext:value-type="float">
            <text:p>2.06</text:p>
          </table:table-cell>
          <table:table-cell office:value-type="float" office:value="0.041550620771441" calcext:value-type="float">
            <text:p>4.16E-02</text:p>
          </table:table-cell>
          <table:table-cell office:value-type="float" office:value="0.0235617986477387" calcext:value-type="float">
            <text:p>2.36E-02</text:p>
          </table:table-cell>
          <table:table-cell office:value-type="float" office:value="1.83857834261768" calcext:value-type="float">
            <text:p>1.84</text:p>
          </table:table-cell>
          <table:table-cell office:value-type="float" office:value="0.0688308605667303" calcext:value-type="float">
            <text:p>6.88E-02</text:p>
          </table:table-cell>
          <table:table-cell office:value-type="float" office:value="0.0252462554704194" calcext:value-type="float">
            <text:p>2.52E-02</text:p>
          </table:table-cell>
          <table:table-cell office:value-type="float" office:value="0.40084989118662" calcext:value-type="float">
            <text:p>0.40</text:p>
          </table:table-cell>
          <table:table-cell office:value-type="float" office:value="0.689491347751755" calcext:value-type="float">
            <text:p>6.89E-01</text:p>
          </table:table-cell>
          <table:table-cell office:value-type="float" office:value="0.00408572670781211" calcext:value-type="float">
            <text:p>4.09E-03</text:p>
          </table:table-cell>
        </table:table-row>
        <table:table-row table:style-name="ro1">
          <table:table-cell office:value-type="string" calcext:value-type="string">
            <text:p>Sequence Entropy of TMH </text:p>
          </table:table-cell>
          <table:table-cell office:value-type="string" calcext:value-type="string">
            <text:p><text:s/>Kruskal-Wallis</text:p>
          </table:table-cell>
          <table:table-cell office:value-type="float" office:value="2.15480255103277" calcext:value-type="float">
            <text:p>2.15</text:p>
          </table:table-cell>
          <table:table-cell office:value-type="float" office:value="0.142124712595314" calcext:value-type="float">
            <text:p>1.42E-01</text:p>
          </table:table-cell>
          <table:table-cell office:value-type="float" office:value="0.0144522248082225" calcext:value-type="float">
            <text:p>1.45E-02</text:p>
          </table:table-cell>
          <table:table-cell office:value-type="float" office:value="0.219783550677109" calcext:value-type="float">
            <text:p>0.22</text:p>
          </table:table-cell>
          <table:table-cell office:value-type="float" office:value="0.639204891392558" calcext:value-type="float">
            <text:p>6.39E-01</text:p>
          </table:table-cell>
          <table:table-cell office:value-type="float" office:value="0.00422198332257568" calcext:value-type="float">
            <text:p>4.22E-03</text:p>
          </table:table-cell>
          <table:table-cell office:value-type="float" office:value="2.29746021397489" calcext:value-type="float">
            <text:p>2.30</text:p>
          </table:table-cell>
          <table:table-cell office:value-type="float" office:value="0.129585737600384" calcext:value-type="float">
            <text:p>1.30E-01</text:p>
          </table:table-cell>
          <table:table-cell office:value-type="float" office:value="0.022455082972523" calcext:value-type="float">
            <text:p>2.25E-02</text:p>
          </table:table-cell>
        </table:table-row>
        <table:table-row table:style-name="ro1">
          <table:table-cell office:value-type="string" calcext:value-type="string">
            <text:p>Sequence Entropy of TMH </text:p>
          </table:table-cell>
          <table:table-cell office:value-type="string" calcext:value-type="string">
            <text:p><text:s/>Kolmogorov-Smirnov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28595122506134" calcext:value-type="float">
            <text:p>2.86E-01</text:p>
          </table:table-cell>
          <table:table-cell office:value-type="float" office:value="0.00927358536629442" calcext:value-type="float">
            <text:p>9.27E-03</text:p>
          </table:table-cell>
          <table:table-cell office:value-type="float" office:value="0.154838709677419" calcext:value-type="float">
            <text:p>0.15</text:p>
          </table:table-cell>
          <table:table-cell office:value-type="float" office:value="0.631571623601429" calcext:value-type="float">
            <text:p>6.32E-01</text:p>
          </table:table-cell>
          <table:table-cell office:value-type="float" office:value="0.00433532005103847" calcext:value-type="float">
            <text:p>4.34E-03</text:p>
          </table:table-cell>
          <table:table-cell office:value-type="float" office:value="0.238172043010753" calcext:value-type="float">
            <text:p>0.24</text:p>
          </table:table-cell>
          <table:table-cell office:value-type="float" office:value="0.169180661773513" calcext:value-type="float">
            <text:p>1.69E-01</text:p>
          </table:table-cell>
          <table:table-cell office:value-type="float" office:value="0.0195251442907756" calcext:value-type="float">
            <text:p>1.95E-02</text:p>
          </table:table-cell>
        </table:table-row>
        <table:table-row table:style-name="ro1">
          <table:table-cell office:value-type="string" calcext:value-type="string">
            <text:p>Sequence Entropy of TMH </text:p>
          </table:table-cell>
          <table:table-cell office:value-type="string" calcext:value-type="string">
            <text:p><text:s/>Student's T-test</text:p>
          </table:table-cell>
          <table:table-cell office:value-type="float" office:value="-1.71003115200382" calcext:value-type="float">
            <text:p>-1.71</text:p>
          </table:table-cell>
          <table:table-cell office:value-type="float" office:value="0.0895919690889734" calcext:value-type="float">
            <text:p>8.96E-02</text:p>
          </table:table-cell>
          <table:table-cell office:value-type="float" office:value="0.0178702932868277" calcext:value-type="float">
            <text:p>1.79E-02</text:p>
          </table:table-cell>
          <table:table-cell office:value-type="float" office:value="0.0375292693202327" calcext:value-type="float">
            <text:p>0.04</text:p>
          </table:table-cell>
          <table:table-cell office:value-type="float" office:value="0.970134946807759" calcext:value-type="float">
            <text:p>9.70E-01</text:p>
          </table:table-cell>
          <table:table-cell office:value-type="float" office:value="0.000286038648497044" calcext:value-type="float">
            <text:p>2.86E-04</text:p>
          </table:table-cell>
          <table:table-cell office:value-type="float" office:value="1.46666650412353" calcext:value-type="float">
            <text:p>1.47</text:p>
          </table:table-cell>
          <table:table-cell office:value-type="float" office:value="0.145991460997116" calcext:value-type="float">
            <text:p>1.46E-01</text:p>
          </table:table-cell>
          <table:table-cell office:value-type="float" office:value="0.0211451334648936" calcext:value-type="float">
            <text:p>2.11E-02</text:p>
          </table:table-cell>
        </table:table-row>
        <table:table-row table:style-name="ro1">
          <table:table-cell office:value-type="string" calcext:value-type="string">
            <text:p>Sequence Entropy of TMH and flanks </text:p>
          </table:table-cell>
          <table:table-cell office:value-type="string" calcext:value-type="string">
            <text:p><text:s/>Kruskal-Wallis</text:p>
          </table:table-cell>
          <table:table-cell office:value-type="float" office:value="3.74449932811272" calcext:value-type="float">
            <text:p>3.74</text:p>
          </table:table-cell>
          <table:table-cell office:value-type="float" office:value="0.0529815978002549" calcext:value-type="float">
            <text:p>5.30E-02</text:p>
          </table:table-cell>
          <table:table-cell office:value-type="float" office:value="0.0217615602743538" calcext:value-type="float">
            <text:p>2.18E-02</text:p>
          </table:table-cell>
          <table:table-cell office:value-type="float" office:value="3.17359452391063" calcext:value-type="float">
            <text:p>3.17</text:p>
          </table:table-cell>
          <table:table-cell office:value-type="float" office:value="0.0748375724659892" calcext:value-type="float">
            <text:p>7.48E-02</text:p>
          </table:table-cell>
          <table:table-cell office:value-type="float" office:value="0.0244569359850938" calcext:value-type="float">
            <text:p>2.45E-02</text:p>
          </table:table-cell>
          <table:table-cell office:value-type="float" office:value="0.227840112201989" calcext:value-type="float">
            <text:p>0.23</text:p>
          </table:table-cell>
          <table:table-cell office:value-type="float" office:value="0.633129998047384" calcext:value-type="float">
            <text:p>6.33E-01</text:p>
          </table:table-cell>
          <table:table-cell office:value-type="float" office:value="0.00502285175560211" calcext:value-type="float">
            <text:p>5.02E-03</text:p>
          </table:table-cell>
        </table:table-row>
        <table:table-row table:style-name="ro1">
          <table:table-cell office:value-type="string" calcext:value-type="string">
            <text:p>Sequence Entropy of TMH and flanks </text:p>
          </table:table-cell>
          <table:table-cell office:value-type="string" calcext:value-type="string">
            <text:p><text:s/>Kolmogorov-Smirnov</text:p>
          </table:table-cell>
          <table:table-cell office:value-type="float" office:value="0.216666666666667" calcext:value-type="float">
            <text:p>0.22</text:p>
          </table:table-cell>
          <table:table-cell office:value-type="float" office:value="0.0750873937858036" calcext:value-type="float">
            <text:p>7.51E-02</text:p>
          </table:table-cell>
          <table:table-cell office:value-type="float" office:value="0.0191785377284878" calcext:value-type="float">
            <text:p>1.92E-02</text:p>
          </table:table-cell>
          <table:table-cell office:value-type="float" office:value="0.212903225806452" calcext:value-type="float">
            <text:p>0.21</text:p>
          </table:table-cell>
          <table:table-cell office:value-type="float" office:value="0.241528183763632" calcext:value-type="float">
            <text:p>2.42E-01</text:p>
          </table:table-cell>
          <table:table-cell office:value-type="float" office:value="0.0134034821673941" calcext:value-type="float">
            <text:p>1.34E-02</text:p>
          </table:table-cell>
          <table:table-cell office:value-type="float" office:value="0.203763440860215" calcext:value-type="float">
            <text:p>0.20</text:p>
          </table:table-cell>
          <table:table-cell office:value-type="float" office:value="0.326716835621204" calcext:value-type="float">
            <text:p>3.27E-01</text:p>
          </table:table-cell>
          <table:table-cell office:value-type="float" office:value="0.0122929827400586" calcext:value-type="float">
            <text:p>1.23E-02</text:p>
          </table:table-cell>
        </table:table-row>
        <table:table-row table:style-name="ro1">
          <table:table-cell office:value-type="string" calcext:value-type="string">
            <text:p>Sequence Entropy of TMH and flanks </text:p>
          </table:table-cell>
          <table:table-cell office:value-type="string" calcext:value-type="string">
            <text:p><text:s/>Student's T-test</text:p>
          </table:table-cell>
          <table:table-cell office:value-type="float" office:value="2.05792312779434" calcext:value-type="float">
            <text:p>2.06</text:p>
          </table:table-cell>
          <table:table-cell office:value-type="float" office:value="0.041550620771441" calcext:value-type="float">
            <text:p>4.16E-02</text:p>
          </table:table-cell>
          <table:table-cell office:value-type="float" office:value="0.0235617986477387" calcext:value-type="float">
            <text:p>2.36E-02</text:p>
          </table:table-cell>
          <table:table-cell office:value-type="float" office:value="1.83857834261768" calcext:value-type="float">
            <text:p>1.84</text:p>
          </table:table-cell>
          <table:table-cell office:value-type="float" office:value="0.0688308605667303" calcext:value-type="float">
            <text:p>6.88E-02</text:p>
          </table:table-cell>
          <table:table-cell office:value-type="float" office:value="0.0252462554704194" calcext:value-type="float">
            <text:p>2.52E-02</text:p>
          </table:table-cell>
          <table:table-cell office:value-type="float" office:value="0.40084989118662" calcext:value-type="float">
            <text:p>0.40</text:p>
          </table:table-cell>
          <table:table-cell office:value-type="float" office:value="0.689491347751755" calcext:value-type="float">
            <text:p>6.89E-01</text:p>
          </table:table-cell>
          <table:table-cell office:value-type="float" office:value="0.00408572670781211" calcext:value-type="float">
            <text:p>4.09E-03</text:p>
          </table:table-cell>
        </table:table-row>
      </table:table>
      <table:table table:name="SwissProt filtered species" table:style-name="ta1">
        <table:table-column table:style-name="co8" table:default-cell-style-name="Default"/>
        <table:table-column table:style-name="co9" table:default-cell-style-name="Default"/>
        <table:table-column table:style-name="co3" table:default-cell-style-name="ce1"/>
        <table:table-column table:style-name="co3" table:number-columns-repeated="2" table:default-cell-style-name="ce2"/>
        <table:table-column table:style-name="co3" table:default-cell-style-name="ce1"/>
        <table:table-column table:style-name="co3" table:number-columns-repeated="2" table:default-cell-style-name="ce2"/>
        <table:table-column table:style-name="co3" table:default-cell-style-name="ce1"/>
        <table:table-column table:style-name="co3" table:number-columns-repeated="2" table:default-cell-style-name="ce2"/>
        <table:table-row table:style-name="ro1">
          <table:table-cell table:number-columns-repeated="2"/>
          <table:table-cell table:style-name="Default" office:value-type="string" calcext:value-type="string">
            <text:p>Mammal and plant</text:p>
          </table:table-cell>
          <table:table-cell table:style-name="Default" table:number-columns-repeated="2"/>
          <table:table-cell table:style-name="Default" office:value-type="string" calcext:value-type="string">
            <text:p>Mammal and yeast</text:p>
          </table:table-cell>
          <table:table-cell table:style-name="Default" table:number-columns-repeated="2"/>
          <table:table-cell table:style-name="Default" office:value-type="string" calcext:value-type="string">
            <text:p>Plant and Yeas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<text:s/>Test-statistic</text:p>
          </table:table-cell>
          <table:table-cell table:style-name="Default" office:value-type="string" calcext:value-type="string">
            <text:p><text:s/>P value</text:p>
          </table:table-cell>
          <table:table-cell table:style-name="Default" office:value-type="string" calcext:value-type="string">
            <text:p><text:s/>Bahadur slope</text:p>
          </table:table-cell>
          <table:table-cell table:style-name="Default" office:value-type="string" calcext:value-type="string">
            <text:p><text:s/>Test-statistic</text:p>
          </table:table-cell>
          <table:table-cell table:style-name="Default" office:value-type="string" calcext:value-type="string">
            <text:p><text:s/>P value</text:p>
          </table:table-cell>
          <table:table-cell table:style-name="Default" office:value-type="string" calcext:value-type="string">
            <text:p><text:s/>Bahadur slope</text:p>
          </table:table-cell>
          <table:table-cell table:style-name="Default" office:value-type="string" calcext:value-type="string">
            <text:p><text:s/>Test-statistic</text:p>
          </table:table-cell>
          <table:table-cell table:style-name="Default" office:value-type="string" calcext:value-type="string">
            <text:p><text:s/>P value</text:p>
          </table:table-cell>
          <table:table-cell table:style-name="Default" office:value-type="string" calcext:value-type="string">
            <text:p><text:s/>Bahadur slope</text:p>
          </table:table-cell>
        </table:table-row>
        <table:table-row table:style-name="ro1">
          <table:table-cell office:value-type="string" calcext:value-type="string">
            <text:p>Hydrophobicity of TMH </text:p>
          </table:table-cell>
          <table:table-cell office:value-type="string" calcext:value-type="string">
            <text:p><text:s/>Kruskal-Wallis</text:p>
          </table:table-cell>
          <table:table-cell office:value-type="float" office:value="0.928196966136687" calcext:value-type="float">
            <text:p>0.93</text:p>
          </table:table-cell>
          <table:table-cell office:value-type="float" office:value="0.335331880973527" calcext:value-type="float">
            <text:p>3.35E-01</text:p>
          </table:table-cell>
          <table:table-cell office:value-type="float" office:value="0.00764080103561401" calcext:value-type="float">
            <text:p>7.64E-03</text:p>
          </table:table-cell>
          <table:table-cell office:value-type="float" office:value="0.0966515950259167" calcext:value-type="float">
            <text:p>0.10</text:p>
          </table:table-cell>
          <table:table-cell office:value-type="float" office:value="0.755885466003668" calcext:value-type="float">
            <text:p>7.56E-01</text:p>
          </table:table-cell>
          <table:table-cell office:value-type="float" office:value="0.00237174079894097" calcext:value-type="float">
            <text:p>2.37E-03</text:p>
          </table:table-cell>
          <table:table-cell office:value-type="float" office:value="0.838966866250394" calcext:value-type="float">
            <text:p>0.84</text:p>
          </table:table-cell>
          <table:table-cell office:value-type="float" office:value="0.359692414824488" calcext:value-type="float">
            <text:p>3.60E-01</text:p>
          </table:table-cell>
          <table:table-cell office:value-type="float" office:value="0.0140069317261343" calcext:value-type="float">
            <text:p>1.40E-02</text:p>
          </table:table-cell>
        </table:table-row>
        <table:table-row table:style-name="ro1">
          <table:table-cell office:value-type="string" calcext:value-type="string">
            <text:p>Hydrophobicity of TMH </text:p>
          </table:table-cell>
          <table:table-cell office:value-type="string" calcext:value-type="string">
            <text:p><text:s/>Kolmogorov-Smirnov</text:p>
          </table:table-cell>
          <table:table-cell office:value-type="float" office:value="0.128093790707773" calcext:value-type="float">
            <text:p>0.13</text:p>
          </table:table-cell>
          <table:table-cell office:value-type="float" office:value="0.635870500403911" calcext:value-type="float">
            <text:p>6.36E-01</text:p>
          </table:table-cell>
          <table:table-cell office:value-type="float" office:value="0.00316615630833308" calcext:value-type="float">
            <text:p>3.17E-03</text:p>
          </table:table-cell>
          <table:table-cell office:value-type="float" office:value="0.12145390070922" calcext:value-type="float">
            <text:p>0.12</text:p>
          </table:table-cell>
          <table:table-cell office:value-type="float" office:value="0.924130807634457" calcext:value-type="float">
            <text:p>9.24E-01</text:p>
          </table:table-cell>
          <table:table-cell office:value-type="float" office:value="0.000668658056407755" calcext:value-type="float">
            <text:p>6.69E-04</text:p>
          </table:table-cell>
          <table:table-cell office:value-type="float" office:value="0.194727891156463" calcext:value-type="float">
            <text:p>0.19</text:p>
          </table:table-cell>
          <table:table-cell office:value-type="float" office:value="0.527513223578101" calcext:value-type="float">
            <text:p>5.28E-01</text:p>
          </table:table-cell>
          <table:table-cell office:value-type="float" office:value="0.00876138829522765" calcext:value-type="float">
            <text:p>8.76E-03</text:p>
          </table:table-cell>
        </table:table-row>
        <table:table-row table:style-name="ro1">
          <table:table-cell office:value-type="string" calcext:value-type="string">
            <text:p>Hydrophobicity of TMH </text:p>
          </table:table-cell>
          <table:table-cell office:value-type="string" calcext:value-type="string">
            <text:p><text:s/>Student's T-test</text:p>
          </table:table-cell>
          <table:table-cell office:value-type="float" office:value="-0.861966182022351" calcext:value-type="float">
            <text:p>-0.86</text:p>
          </table:table-cell>
          <table:table-cell office:value-type="float" office:value="0.390169710686666" calcext:value-type="float">
            <text:p>3.90E-01</text:p>
          </table:table-cell>
          <table:table-cell office:value-type="float" office:value="0.00658163271961086" calcext:value-type="float">
            <text:p>6.58E-03</text:p>
          </table:table-cell>
          <table:table-cell office:value-type="float" office:value="0.213678397687779" calcext:value-type="float">
            <text:p>0.21</text:p>
          </table:table-cell>
          <table:table-cell office:value-type="float" office:value="0.831172977433444" calcext:value-type="float">
            <text:p>8.31E-01</text:p>
          </table:table-cell>
          <table:table-cell office:value-type="float" office:value="0.00156709618671052" calcext:value-type="float">
            <text:p>1.57E-03</text:p>
          </table:table-cell>
          <table:table-cell office:value-type="float" office:value="0.788442297182222" calcext:value-type="float">
            <text:p>0.79</text:p>
          </table:table-cell>
          <table:table-cell office:value-type="float" office:value="0.433062727784961" calcext:value-type="float">
            <text:p>4.33E-01</text:p>
          </table:table-cell>
          <table:table-cell office:value-type="float" office:value="0.011464009501484" calcext:value-type="float">
            <text:p>1.15E-02</text:p>
          </table:table-cell>
        </table:table-row>
        <table:table-row table:style-name="ro1">
          <table:table-cell office:value-type="string" calcext:value-type="string">
            <text:p>Hydrophobicity of TMH and flanks </text:p>
          </table:table-cell>
          <table:table-cell office:value-type="string" calcext:value-type="string">
            <text:p><text:s/>Kruskal-Wallis</text:p>
          </table:table-cell>
          <table:table-cell office:value-type="float" office:value="0.0350268485410778" calcext:value-type="float">
            <text:p>0.04</text:p>
          </table:table-cell>
          <table:table-cell office:value-type="float" office:value="0.851539410882973" calcext:value-type="float">
            <text:p>8.52E-01</text:p>
          </table:table-cell>
          <table:table-cell office:value-type="float" office:value="0.00112384262855636" calcext:value-type="float">
            <text:p>1.12E-03</text:p>
          </table:table-cell>
          <table:table-cell office:value-type="float" office:value="0.120865808831296" calcext:value-type="float">
            <text:p>0.12</text:p>
          </table:table-cell>
          <table:table-cell office:value-type="float" office:value="0.72809734066996" calcext:value-type="float">
            <text:p>7.28E-01</text:p>
          </table:table-cell>
          <table:table-cell office:value-type="float" office:value="0.00268915703400266" calcext:value-type="float">
            <text:p>2.69E-03</text:p>
          </table:table-cell>
          <table:table-cell office:value-type="float" office:value="0.0446773303916359" calcext:value-type="float">
            <text:p>0.04</text:p>
          </table:table-cell>
          <table:table-cell office:value-type="float" office:value="0.832598465693276" calcext:value-type="float">
            <text:p>8.33E-01</text:p>
          </table:table-cell>
          <table:table-cell office:value-type="float" office:value="0.00250964091798197" calcext:value-type="float">
            <text:p>2.51E-03</text:p>
          </table:table-cell>
        </table:table-row>
        <table:table-row table:style-name="ro1">
          <table:table-cell office:value-type="string" calcext:value-type="string">
            <text:p>Hydrophobicity of TMH and flanks </text:p>
          </table:table-cell>
          <table:table-cell office:value-type="string" calcext:value-type="string">
            <text:p><text:s/>Kolmogorov-Smirnov</text:p>
          </table:table-cell>
          <table:table-cell office:value-type="float" office:value="0.113981762917933" calcext:value-type="float">
            <text:p>0.11</text:p>
          </table:table-cell>
          <table:table-cell office:value-type="float" office:value="0.77196573978667" calcext:value-type="float">
            <text:p>7.72E-01</text:p>
          </table:table-cell>
          <table:table-cell office:value-type="float" office:value="0.00180989586333422" calcext:value-type="float">
            <text:p>1.81E-03</text:p>
          </table:table-cell>
          <table:table-cell office:value-type="float" office:value="0.13031914893617" calcext:value-type="float">
            <text:p>0.13</text:p>
          </table:table-cell>
          <table:table-cell office:value-type="float" office:value="0.878837297071215" calcext:value-type="float">
            <text:p>8.79E-01</text:p>
          </table:table-cell>
          <table:table-cell office:value-type="float" office:value="0.00109453812256638" calcext:value-type="float">
            <text:p>1.09E-03</text:p>
          </table:table-cell>
          <table:table-cell office:value-type="float" office:value="0.113095238095238" calcext:value-type="float">
            <text:p>0.11</text:p>
          </table:table-cell>
          <table:table-cell office:value-type="float" office:value="0.979717509410097" calcext:value-type="float">
            <text:p>9.80E-01</text:p>
          </table:table-cell>
          <table:table-cell office:value-type="float" office:value="0.000280698692810448" calcext:value-type="float">
            <text:p>2.81E-04</text:p>
          </table:table-cell>
        </table:table-row>
        <table:table-row table:style-name="ro1">
          <table:table-cell office:value-type="string" calcext:value-type="string">
            <text:p>Hydrophobicity of TMH and flanks </text:p>
          </table:table-cell>
          <table:table-cell office:value-type="string" calcext:value-type="string">
            <text:p><text:s/>Student's T-test</text:p>
          </table:table-cell>
          <table:table-cell office:value-type="float" office:value="-0.224562365177773" calcext:value-type="float">
            <text:p>-0.22</text:p>
          </table:table-cell>
          <table:table-cell office:value-type="float" office:value="0.822644840905144" calcext:value-type="float">
            <text:p>8.23E-01</text:p>
          </table:table-cell>
          <table:table-cell office:value-type="float" office:value="0.00136524974462371" calcext:value-type="float">
            <text:p>1.37E-03</text:p>
          </table:table-cell>
          <table:table-cell office:value-type="float" office:value="-0.380880696667175" calcext:value-type="float">
            <text:p>-0.38</text:p>
          </table:table-cell>
          <table:table-cell office:value-type="float" office:value="0.703988419864201" calcext:value-type="float">
            <text:p>7.04E-01</text:p>
          </table:table-cell>
          <table:table-cell office:value-type="float" office:value="0.00297452010182979" calcext:value-type="float">
            <text:p>2.97E-03</text:p>
          </table:table-cell>
          <table:table-cell office:value-type="float" office:value="-0.189522914404525" calcext:value-type="float">
            <text:p>-0.19</text:p>
          </table:table-cell>
          <table:table-cell office:value-type="float" office:value="0.850223765818463" calcext:value-type="float">
            <text:p>8.50E-01</text:p>
          </table:table-cell>
          <table:table-cell office:value-type="float" office:value="0.00222268096217712" calcext:value-type="float">
            <text:p>2.22E-03</text:p>
          </table:table-cell>
        </table:table-row>
        <table:table-row table:style-name="ro1">
          <table:table-cell office:value-type="string" calcext:value-type="string">
            <text:p>Disorder of TMH </text:p>
          </table:table-cell>
          <table:table-cell office:value-type="string" calcext:value-type="string">
            <text:p><text:s/>Kruskal-Wallis</text:p>
          </table:table-cell>
          <table:table-cell office:value-type="float" office:value="2.6817540970373" calcext:value-type="float">
            <text:p>2.68</text:p>
          </table:table-cell>
          <table:table-cell office:value-type="float" office:value="0.101503866921528" calcext:value-type="float">
            <text:p>1.02E-01</text:p>
          </table:table-cell>
          <table:table-cell office:value-type="float" office:value="0.0159976110732654" calcext:value-type="float">
            <text:p>1.60E-02</text:p>
          </table:table-cell>
          <table:table-cell office:value-type="float" office:value="0.0129180746629904" calcext:value-type="float">
            <text:p>0.01</text:p>
          </table:table-cell>
          <table:table-cell office:value-type="float" office:value="0.909509139061162" calcext:value-type="float">
            <text:p>9.10E-01</text:p>
          </table:table-cell>
          <table:table-cell office:value-type="float" office:value="0.000803815530753965" calcext:value-type="float">
            <text:p>8.04E-04</text:p>
          </table:table-cell>
          <table:table-cell office:value-type="float" office:value="0.996276889134009" calcext:value-type="float">
            <text:p>1.00</text:p>
          </table:table-cell>
          <table:table-cell office:value-type="float" office:value="0.318213071870525" calcext:value-type="float">
            <text:p>3.18E-01</text:p>
          </table:table-cell>
          <table:table-cell office:value-type="float" office:value="0.0156853984006583" calcext:value-type="float">
            <text:p>1.57E-02</text:p>
          </table:table-cell>
        </table:table-row>
        <table:table-row table:style-name="ro1">
          <table:table-cell office:value-type="string" calcext:value-type="string">
            <text:p>Disorder of TMH </text:p>
          </table:table-cell>
          <table:table-cell office:value-type="string" calcext:value-type="string">
            <text:p><text:s/>Kolmogorov-Smirnov</text:p>
          </table:table-cell>
          <table:table-cell office:value-type="float" office:value="0.224924012158055" calcext:value-type="float">
            <text:p>0.22</text:p>
          </table:table-cell>
          <table:table-cell office:value-type="float" office:value="0.0653517883256282" calcext:value-type="float">
            <text:p>6.54E-02</text:p>
          </table:table-cell>
          <table:table-cell office:value-type="float" office:value="0.0190767166009528" calcext:value-type="float">
            <text:p>1.91E-02</text:p>
          </table:table-cell>
          <table:table-cell office:value-type="float" office:value="0.12145390070922" calcext:value-type="float">
            <text:p>0.12</text:p>
          </table:table-cell>
          <table:table-cell office:value-type="float" office:value="0.924130807634457" calcext:value-type="float">
            <text:p>9.24E-01</text:p>
          </table:table-cell>
          <table:table-cell office:value-type="float" office:value="0.000668658056407753" calcext:value-type="float">
            <text:p>6.69E-04</text:p>
          </table:table-cell>
          <table:table-cell office:value-type="float" office:value="0.253401360544218" calcext:value-type="float">
            <text:p>0.25</text:p>
          </table:table-cell>
          <table:table-cell office:value-type="float" office:value="0.216159284973449" calcext:value-type="float">
            <text:p>2.16E-01</text:p>
          </table:table-cell>
          <table:table-cell office:value-type="float" office:value="0.0209827357895008" calcext:value-type="float">
            <text:p>2.10E-02</text:p>
          </table:table-cell>
        </table:table-row>
        <table:table-row table:style-name="ro1">
          <table:table-cell office:value-type="string" calcext:value-type="string">
            <text:p>Disorder of TMH </text:p>
          </table:table-cell>
          <table:table-cell office:value-type="string" calcext:value-type="string">
            <text:p><text:s/>Student's T-test</text:p>
          </table:table-cell>
          <table:table-cell office:value-type="float" office:value="0.851037911423333" calcext:value-type="float">
            <text:p>0.85</text:p>
          </table:table-cell>
          <table:table-cell office:value-type="float" office:value="0.396191267076214" calcext:value-type="float">
            <text:p>3.96E-01</text:p>
          </table:table-cell>
          <table:table-cell office:value-type="float" office:value="0.00647453277389005" calcext:value-type="float">
            <text:p>6.47E-03</text:p>
          </table:table-cell>
          <table:table-cell office:value-type="float" office:value="-0.158349972600426" calcext:value-type="float">
            <text:p>-0.16</text:p>
          </table:table-cell>
          <table:table-cell office:value-type="float" office:value="0.874456372329922" calcext:value-type="float">
            <text:p>8.74E-01</text:p>
          </table:table-cell>
          <table:table-cell office:value-type="float" office:value="0.00113688876669633" calcext:value-type="float">
            <text:p>1.14E-03</text:p>
          </table:table-cell>
          <table:table-cell office:value-type="float" office:value="-0.697850091524397" calcext:value-type="float">
            <text:p>-0.70</text:p>
          </table:table-cell>
          <table:table-cell office:value-type="float" office:value="0.487550120704474" calcext:value-type="float">
            <text:p>4.88E-01</text:p>
          </table:table-cell>
          <table:table-cell office:value-type="float" office:value="0.00984057783736316" calcext:value-type="float">
            <text:p>9.84E-03</text:p>
          </table:table-cell>
        </table:table-row>
        <table:table-row table:style-name="ro1">
          <table:table-cell office:value-type="string" calcext:value-type="string">
            <text:p>Disorder of TMH and flanks </text:p>
          </table:table-cell>
          <table:table-cell office:value-type="string" calcext:value-type="string">
            <text:p><text:s/>Kruskal-Wallis</text:p>
          </table:table-cell>
          <table:table-cell office:value-type="float" office:value="2.17848543697343" calcext:value-type="float">
            <text:p>2.18</text:p>
          </table:table-cell>
          <table:table-cell office:value-type="float" office:value="0.13995212824809" calcext:value-type="float">
            <text:p>1.40E-01</text:p>
          </table:table-cell>
          <table:table-cell office:value-type="float" office:value="0.0137514325589726" calcext:value-type="float">
            <text:p>1.38E-02</text:p>
          </table:table-cell>
          <table:table-cell office:value-type="float" office:value="1.57983770241548" calcext:value-type="float">
            <text:p>1.58</text:p>
          </table:table-cell>
          <table:table-cell office:value-type="float" office:value="0.2087840726988" calcext:value-type="float">
            <text:p>2.09E-01</text:p>
          </table:table-cell>
          <table:table-cell office:value-type="float" office:value="0.0132750398818754" calcext:value-type="float">
            <text:p>1.33E-02</text:p>
          </table:table-cell>
          <table:table-cell office:value-type="float" office:value="0.358659680088266" calcext:value-type="float">
            <text:p>0.36</text:p>
          </table:table-cell>
          <table:table-cell office:value-type="float" office:value="0.549251558721078" calcext:value-type="float">
            <text:p>5.49E-01</text:p>
          </table:table-cell>
          <table:table-cell office:value-type="float" office:value="0.00820820177826365" calcext:value-type="float">
            <text:p>8.21E-03</text:p>
          </table:table-cell>
        </table:table-row>
        <table:table-row table:style-name="ro1">
          <table:table-cell office:value-type="string" calcext:value-type="string">
            <text:p>Disorder of TMH and flanks </text:p>
          </table:table-cell>
          <table:table-cell office:value-type="string" calcext:value-type="string">
            <text:p><text:s/>Kolmogorov-Smirnov</text:p>
          </table:table-cell>
          <table:table-cell office:value-type="float" office:value="0.187581415544941" calcext:value-type="float">
            <text:p>0.19</text:p>
          </table:table-cell>
          <table:table-cell office:value-type="float" office:value="0.185061013457061" calcext:value-type="float">
            <text:p>1.85E-01</text:p>
          </table:table-cell>
          <table:table-cell office:value-type="float" office:value="0.0117976902503923" calcext:value-type="float">
            <text:p>1.18E-02</text:p>
          </table:table-cell>
          <table:table-cell office:value-type="float" office:value="0.24822695035461" calcext:value-type="float">
            <text:p>0.25</text:p>
          </table:table-cell>
          <table:table-cell office:value-type="float" office:value="0.161627256166777" calcext:value-type="float">
            <text:p>1.62E-01</text:p>
          </table:table-cell>
          <table:table-cell office:value-type="float" office:value="0.0154445973111781" calcext:value-type="float">
            <text:p>1.54E-02</text:p>
          </table:table-cell>
          <table:table-cell office:value-type="float" office:value="0.229591836734694" calcext:value-type="float">
            <text:p>0.23</text:p>
          </table:table-cell>
          <table:table-cell office:value-type="float" office:value="0.32096117843945" calcext:value-type="float">
            <text:p>3.21E-01</text:p>
          </table:table-cell>
          <table:table-cell office:value-type="float" office:value="0.0155676041452993" calcext:value-type="float">
            <text:p>1.56E-02</text:p>
          </table:table-cell>
        </table:table-row>
        <table:table-row table:style-name="ro1">
          <table:table-cell office:value-type="string" calcext:value-type="string">
            <text:p>Disorder of TMH and flanks </text:p>
          </table:table-cell>
          <table:table-cell office:value-type="string" calcext:value-type="string">
            <text:p><text:s/>Student's T-test</text:p>
          </table:table-cell>
          <table:table-cell office:value-type="float" office:value="1.1205799473098" calcext:value-type="float">
            <text:p>1.12</text:p>
          </table:table-cell>
          <table:table-cell office:value-type="float" office:value="0.264371700662186" calcext:value-type="float">
            <text:p>2.64E-01</text:p>
          </table:table-cell>
          <table:table-cell office:value-type="float" office:value="0.00930349097219754" calcext:value-type="float">
            <text:p>9.30E-03</text:p>
          </table:table-cell>
          <table:table-cell office:value-type="float" office:value="1.27511525734137" calcext:value-type="float">
            <text:p>1.28</text:p>
          </table:table-cell>
          <table:table-cell office:value-type="float" office:value="0.204816407633893" calcext:value-type="float">
            <text:p>2.05E-01</text:p>
          </table:table-cell>
          <table:table-cell office:value-type="float" office:value="0.0134376379120846" calcext:value-type="float">
            <text:p>1.34E-02</text:p>
          </table:table-cell>
          <table:table-cell office:value-type="float" office:value="0.414748515563818" calcext:value-type="float">
            <text:p>0.41</text:p>
          </table:table-cell>
          <table:table-cell office:value-type="float" office:value="0.679576541054332" calcext:value-type="float">
            <text:p>6.80E-01</text:p>
          </table:table-cell>
          <table:table-cell office:value-type="float" office:value="0.00529158093883299" calcext:value-type="float">
            <text:p>5.29E-03</text:p>
          </table:table-cell>
        </table:table-row>
        <table:table-row table:style-name="ro1">
          <table:table-cell office:value-type="string" calcext:value-type="string">
            <text:p>Sequence Entropy of TMH </text:p>
          </table:table-cell>
          <table:table-cell office:value-type="string" calcext:value-type="string">
            <text:p><text:s/>Kruskal-Wallis</text:p>
          </table:table-cell>
          <table:table-cell office:value-type="float" office:value="0.928196966136687" calcext:value-type="float">
            <text:p>0.93</text:p>
          </table:table-cell>
          <table:table-cell office:value-type="float" office:value="0.335331880973527" calcext:value-type="float">
            <text:p>3.35E-01</text:p>
          </table:table-cell>
          <table:table-cell office:value-type="float" office:value="0.00764080103561401" calcext:value-type="float">
            <text:p>7.64E-03</text:p>
          </table:table-cell>
          <table:table-cell office:value-type="float" office:value="0.0966515950259167" calcext:value-type="float">
            <text:p>0.10</text:p>
          </table:table-cell>
          <table:table-cell office:value-type="float" office:value="0.755885466003668" calcext:value-type="float">
            <text:p>7.56E-01</text:p>
          </table:table-cell>
          <table:table-cell office:value-type="float" office:value="0.00237174079894097" calcext:value-type="float">
            <text:p>2.37E-03</text:p>
          </table:table-cell>
          <table:table-cell office:value-type="float" office:value="0.838966866250394" calcext:value-type="float">
            <text:p>0.84</text:p>
          </table:table-cell>
          <table:table-cell office:value-type="float" office:value="0.359692414824488" calcext:value-type="float">
            <text:p>3.60E-01</text:p>
          </table:table-cell>
          <table:table-cell office:value-type="float" office:value="0.0140069317261343" calcext:value-type="float">
            <text:p>1.40E-02</text:p>
          </table:table-cell>
        </table:table-row>
        <table:table-row table:style-name="ro1">
          <table:table-cell office:value-type="string" calcext:value-type="string">
            <text:p>Sequence Entropy of TMH </text:p>
          </table:table-cell>
          <table:table-cell office:value-type="string" calcext:value-type="string">
            <text:p><text:s/>Kolmogorov-Smirnov</text:p>
          </table:table-cell>
          <table:table-cell office:value-type="float" office:value="0.128093790707773" calcext:value-type="float">
            <text:p>0.13</text:p>
          </table:table-cell>
          <table:table-cell office:value-type="float" office:value="0.635870500403911" calcext:value-type="float">
            <text:p>6.36E-01</text:p>
          </table:table-cell>
          <table:table-cell office:value-type="float" office:value="0.00316615630833308" calcext:value-type="float">
            <text:p>3.17E-03</text:p>
          </table:table-cell>
          <table:table-cell office:value-type="float" office:value="0.12145390070922" calcext:value-type="float">
            <text:p>0.12</text:p>
          </table:table-cell>
          <table:table-cell office:value-type="float" office:value="0.924130807634457" calcext:value-type="float">
            <text:p>9.24E-01</text:p>
          </table:table-cell>
          <table:table-cell office:value-type="float" office:value="0.000668658056407755" calcext:value-type="float">
            <text:p>6.69E-04</text:p>
          </table:table-cell>
          <table:table-cell office:value-type="float" office:value="0.194727891156463" calcext:value-type="float">
            <text:p>0.19</text:p>
          </table:table-cell>
          <table:table-cell office:value-type="float" office:value="0.527513223578101" calcext:value-type="float">
            <text:p>5.28E-01</text:p>
          </table:table-cell>
          <table:table-cell office:value-type="float" office:value="0.00876138829522765" calcext:value-type="float">
            <text:p>8.76E-03</text:p>
          </table:table-cell>
        </table:table-row>
        <table:table-row table:style-name="ro1">
          <table:table-cell office:value-type="string" calcext:value-type="string">
            <text:p>Sequence Entropy of TMH </text:p>
          </table:table-cell>
          <table:table-cell office:value-type="string" calcext:value-type="string">
            <text:p><text:s/>Student's T-test</text:p>
          </table:table-cell>
          <table:table-cell office:value-type="float" office:value="-0.861966182022351" calcext:value-type="float">
            <text:p>-0.86</text:p>
          </table:table-cell>
          <table:table-cell office:value-type="float" office:value="0.390169710686666" calcext:value-type="float">
            <text:p>3.90E-01</text:p>
          </table:table-cell>
          <table:table-cell office:value-type="float" office:value="0.00658163271961086" calcext:value-type="float">
            <text:p>6.58E-03</text:p>
          </table:table-cell>
          <table:table-cell office:value-type="float" office:value="0.213678397687779" calcext:value-type="float">
            <text:p>0.21</text:p>
          </table:table-cell>
          <table:table-cell office:value-type="float" office:value="0.831172977433444" calcext:value-type="float">
            <text:p>8.31E-01</text:p>
          </table:table-cell>
          <table:table-cell office:value-type="float" office:value="0.00156709618671052" calcext:value-type="float">
            <text:p>1.57E-03</text:p>
          </table:table-cell>
          <table:table-cell office:value-type="float" office:value="0.788442297182222" calcext:value-type="float">
            <text:p>0.79</text:p>
          </table:table-cell>
          <table:table-cell office:value-type="float" office:value="0.433062727784961" calcext:value-type="float">
            <text:p>4.33E-01</text:p>
          </table:table-cell>
          <table:table-cell office:value-type="float" office:value="0.011464009501484" calcext:value-type="float">
            <text:p>1.15E-02</text:p>
          </table:table-cell>
        </table:table-row>
        <table:table-row table:style-name="ro1">
          <table:table-cell office:value-type="string" calcext:value-type="string">
            <text:p>Sequence Entropy of TMH and flanks </text:p>
          </table:table-cell>
          <table:table-cell office:value-type="string" calcext:value-type="string">
            <text:p><text:s/>Kruskal-Wallis</text:p>
          </table:table-cell>
          <table:table-cell office:value-type="float" office:value="2.17848543697343" calcext:value-type="float">
            <text:p>2.18</text:p>
          </table:table-cell>
          <table:table-cell office:value-type="float" office:value="0.13995212824809" calcext:value-type="float">
            <text:p>1.40E-01</text:p>
          </table:table-cell>
          <table:table-cell office:value-type="float" office:value="0.0137514325589726" calcext:value-type="float">
            <text:p>1.38E-02</text:p>
          </table:table-cell>
          <table:table-cell office:value-type="float" office:value="1.57983770241548" calcext:value-type="float">
            <text:p>1.58</text:p>
          </table:table-cell>
          <table:table-cell office:value-type="float" office:value="0.2087840726988" calcext:value-type="float">
            <text:p>2.09E-01</text:p>
          </table:table-cell>
          <table:table-cell office:value-type="float" office:value="0.0132750398818754" calcext:value-type="float">
            <text:p>1.33E-02</text:p>
          </table:table-cell>
          <table:table-cell office:value-type="float" office:value="0.358659680088266" calcext:value-type="float">
            <text:p>0.36</text:p>
          </table:table-cell>
          <table:table-cell office:value-type="float" office:value="0.549251558721078" calcext:value-type="float">
            <text:p>5.49E-01</text:p>
          </table:table-cell>
          <table:table-cell office:value-type="float" office:value="0.00820820177826365" calcext:value-type="float">
            <text:p>8.21E-03</text:p>
          </table:table-cell>
        </table:table-row>
        <table:table-row table:style-name="ro1">
          <table:table-cell office:value-type="string" calcext:value-type="string">
            <text:p>Sequence Entropy of TMH and flanks </text:p>
          </table:table-cell>
          <table:table-cell office:value-type="string" calcext:value-type="string">
            <text:p><text:s/>Kolmogorov-Smirnov</text:p>
          </table:table-cell>
          <table:table-cell office:value-type="float" office:value="0.187581415544941" calcext:value-type="float">
            <text:p>0.19</text:p>
          </table:table-cell>
          <table:table-cell office:value-type="float" office:value="0.185061013457061" calcext:value-type="float">
            <text:p>1.85E-01</text:p>
          </table:table-cell>
          <table:table-cell office:value-type="float" office:value="0.0117976902503923" calcext:value-type="float">
            <text:p>1.18E-02</text:p>
          </table:table-cell>
          <table:table-cell office:value-type="float" office:value="0.24822695035461" calcext:value-type="float">
            <text:p>0.25</text:p>
          </table:table-cell>
          <table:table-cell office:value-type="float" office:value="0.161627256166777" calcext:value-type="float">
            <text:p>1.62E-01</text:p>
          </table:table-cell>
          <table:table-cell office:value-type="float" office:value="0.0154445973111781" calcext:value-type="float">
            <text:p>1.54E-02</text:p>
          </table:table-cell>
          <table:table-cell office:value-type="float" office:value="0.229591836734694" calcext:value-type="float">
            <text:p>0.23</text:p>
          </table:table-cell>
          <table:table-cell office:value-type="float" office:value="0.32096117843945" calcext:value-type="float">
            <text:p>3.21E-01</text:p>
          </table:table-cell>
          <table:table-cell office:value-type="float" office:value="0.0155676041452993" calcext:value-type="float">
            <text:p>1.56E-02</text:p>
          </table:table-cell>
        </table:table-row>
        <table:table-row table:style-name="ro1">
          <table:table-cell office:value-type="string" calcext:value-type="string">
            <text:p>Sequence Entropy of TMH and flanks </text:p>
          </table:table-cell>
          <table:table-cell office:value-type="string" calcext:value-type="string">
            <text:p><text:s/>Student's T-test</text:p>
          </table:table-cell>
          <table:table-cell office:value-type="float" office:value="1.1205799473098" calcext:value-type="float">
            <text:p>1.12</text:p>
          </table:table-cell>
          <table:table-cell office:value-type="float" office:value="0.264371700662186" calcext:value-type="float">
            <text:p>2.64E-01</text:p>
          </table:table-cell>
          <table:table-cell office:value-type="float" office:value="0.00930349097219754" calcext:value-type="float">
            <text:p>9.30E-03</text:p>
          </table:table-cell>
          <table:table-cell office:value-type="float" office:value="1.27511525734137" calcext:value-type="float">
            <text:p>1.28</text:p>
          </table:table-cell>
          <table:table-cell office:value-type="float" office:value="0.204816407633893" calcext:value-type="float">
            <text:p>2.05E-01</text:p>
          </table:table-cell>
          <table:table-cell office:value-type="float" office:value="0.0134376379120846" calcext:value-type="float">
            <text:p>1.34E-02</text:p>
          </table:table-cell>
          <table:table-cell office:value-type="float" office:value="0.414748515563818" calcext:value-type="float">
            <text:p>0.41</text:p>
          </table:table-cell>
          <table:table-cell office:value-type="float" office:value="0.679576541054332" calcext:value-type="float">
            <text:p>6.80E-01</text:p>
          </table:table-cell>
          <table:table-cell office:value-type="float" office:value="0.00529158093883299" calcext:value-type="float">
            <text:p>5.29E-03</text:p>
          </table:table-cell>
        </table:table-row>
      </table:table>
      <table:table table:name="uniprot curated organelles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3" table:number-columns-repeated="2" table:default-cell-style-name="ce2"/>
        <table:table-column table:style-name="co3" table:default-cell-style-name="ce1"/>
        <table:table-column table:style-name="co3" table:number-columns-repeated="2" table:default-cell-style-name="ce2"/>
        <table:table-column table:style-name="co3" table:default-cell-style-name="ce1"/>
        <table:table-column table:style-name="co3" table:number-columns-repeated="2" table:default-cell-style-name="ce2"/>
        <table:table-row table:style-name="ro1">
          <table:table-cell table:number-columns-repeated="2"/>
          <table:table-cell table:style-name="Default" office:value-type="string" calcext:value-type="string">
            <text:p>er and golgi</text:p>
          </table:table-cell>
          <table:table-cell table:style-name="Default" table:number-columns-repeated="2"/>
          <table:table-cell table:style-name="Default" office:value-type="string" calcext:value-type="string">
            <text:p>er and pm</text:p>
          </table:table-cell>
          <table:table-cell table:style-name="Default" table:number-columns-repeated="2"/>
          <table:table-cell table:style-name="Default" office:value-type="string" calcext:value-type="string">
            <text:p>er and mitochondria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<text:s/>Test-statistic</text:p>
          </table:table-cell>
          <table:table-cell table:style-name="Default" office:value-type="string" calcext:value-type="string">
            <text:p><text:s/>P value</text:p>
          </table:table-cell>
          <table:table-cell table:style-name="Default" office:value-type="string" calcext:value-type="string">
            <text:p><text:s/>Bahadur slope</text:p>
          </table:table-cell>
          <table:table-cell table:style-name="Default" office:value-type="string" calcext:value-type="string">
            <text:p><text:s/>Test-statistic</text:p>
          </table:table-cell>
          <table:table-cell table:style-name="Default" office:value-type="string" calcext:value-type="string">
            <text:p><text:s/>P value</text:p>
          </table:table-cell>
          <table:table-cell table:style-name="Default" office:value-type="string" calcext:value-type="string">
            <text:p><text:s/>Bahadur slope</text:p>
          </table:table-cell>
          <table:table-cell table:style-name="Default" office:value-type="string" calcext:value-type="string">
            <text:p><text:s/>Test-statistic</text:p>
          </table:table-cell>
          <table:table-cell table:style-name="Default" office:value-type="string" calcext:value-type="string">
            <text:p><text:s/>P value</text:p>
          </table:table-cell>
          <table:table-cell table:style-name="Default" office:value-type="string" calcext:value-type="string">
            <text:p><text:s/>Bahadur slope</text:p>
          </table:table-cell>
        </table:table-row>
        <table:table-row table:style-name="ro1">
          <table:table-cell office:value-type="string" calcext:value-type="string">
            <text:p>Hydrophobicity of TMH </text:p>
          </table:table-cell>
          <table:table-cell office:value-type="string" calcext:value-type="string">
            <text:p><text:s/>Kruskal-Wallis</text:p>
          </table:table-cell>
          <table:table-cell office:value-type="float" office:value="15.8402106905004" calcext:value-type="float">
            <text:p>15.84</text:p>
          </table:table-cell>
          <table:table-cell office:value-type="float" office:value="0.0000689221630368456" calcext:value-type="float">
            <text:p>6.89E-05</text:p>
          </table:table-cell>
          <table:table-cell office:value-type="float" office:value="0.0193196225041307" calcext:value-type="float">
            <text:p>1.93E-02</text:p>
          </table:table-cell>
          <table:table-cell office:value-type="float" office:value="32.8217760271133" calcext:value-type="float">
            <text:p>32.82</text:p>
          </table:table-cell>
          <table:table-cell office:value-type="float" office:value="0.0000000101006985260935" calcext:value-type="float">
            <text:p>1.01E-08</text:p>
          </table:table-cell>
          <table:table-cell office:value-type="float" office:value="0.0417475311893228" calcext:value-type="float">
            <text:p>4.17E-02</text:p>
          </table:table-cell>
          <table:table-cell office:value-type="float" office:value="344.939568899812" calcext:value-type="float">
            <text:p>344.94</text:p>
          </table:table-cell>
          <table:table-cell office:value-type="float" office:value="5.35972890746161E-077" calcext:value-type="float">
            <text:p>5.36E-77</text:p>
          </table:table-cell>
          <table:table-cell office:value-type="float" office:value="0.215484832838901" calcext:value-type="float">
            <text:p>2.15E-01</text:p>
          </table:table-cell>
        </table:table-row>
        <table:table-row table:style-name="ro1">
          <table:table-cell office:value-type="string" calcext:value-type="string">
            <text:p>Hydrophobicity of TMH </text:p>
          </table:table-cell>
          <table:table-cell office:value-type="string" calcext:value-type="string">
            <text:p><text:s/>Kolmogorov-Smirnov</text:p>
          </table:table-cell>
          <table:table-cell office:value-type="float" office:value="0.295415411106328" calcext:value-type="float">
            <text:p>0.30</text:p>
          </table:table-cell>
          <table:table-cell office:value-type="float" office:value="0.00000278789338862728" calcext:value-type="float">
            <text:p>2.79E-06</text:p>
          </table:table-cell>
          <table:table-cell office:value-type="float" office:value="0.0257867425507468" calcext:value-type="float">
            <text:p>2.58E-02</text:p>
          </table:table-cell>
          <table:table-cell office:value-type="float" office:value="0.53973775755954" calcext:value-type="float">
            <text:p>0.54</text:p>
          </table:table-cell>
          <table:table-cell office:value-type="float" office:value="0.0000000020423869922014" calcext:value-type="float">
            <text:p>2.04E-09</text:p>
          </table:table-cell>
          <table:table-cell office:value-type="float" office:value="0.0453722145553302" calcext:value-type="float">
            <text:p>4.54E-02</text:p>
          </table:table-cell>
          <table:table-cell office:value-type="float" office:value="0.639764158897642" calcext:value-type="float">
            <text:p>0.64</text:p>
          </table:table-cell>
          <table:table-cell office:value-type="float" office:value="3.70642267666487E-074" calcext:value-type="float">
            <text:p>3.71E-74</text:p>
          </table:table-cell>
          <table:table-cell office:value-type="float" office:value="0.207461631543819" calcext:value-type="float">
            <text:p>2.07E-01</text:p>
          </table:table-cell>
        </table:table-row>
        <table:table-row table:style-name="ro1">
          <table:table-cell office:value-type="string" calcext:value-type="string">
            <text:p>Hydrophobicity of TMH </text:p>
          </table:table-cell>
          <table:table-cell office:value-type="string" calcext:value-type="string">
            <text:p><text:s/>Student's T-test</text:p>
          </table:table-cell>
          <table:table-cell office:value-type="float" office:value="-5.45128889392219" calcext:value-type="float">
            <text:p>-5.45</text:p>
          </table:table-cell>
          <table:table-cell office:value-type="float" office:value="0.0000000790991851244219" calcext:value-type="float">
            <text:p>7.91E-08</text:p>
          </table:table-cell>
          <table:table-cell office:value-type="float" office:value="0.0329688775485208" calcext:value-type="float">
            <text:p>3.30E-02</text:p>
          </table:table-cell>
          <table:table-cell office:value-type="float" office:value="-8.64391830843616" calcext:value-type="float">
            <text:p>-8.64</text:p>
          </table:table-cell>
          <table:table-cell office:value-type="float" office:value="1.02448084633558E-016" calcext:value-type="float">
            <text:p>1.02E-16</text:p>
          </table:table-cell>
          <table:table-cell office:value-type="float" office:value="0.0834856587188308" calcext:value-type="float">
            <text:p>8.35E-02</text:p>
          </table:table-cell>
          <table:table-cell office:value-type="float" office:value="21.6530322997918" calcext:value-type="float">
            <text:p>21.65</text:p>
          </table:table-cell>
          <table:table-cell office:value-type="float" office:value="1.90414504133711E-082" calcext:value-type="float">
            <text:p>1.90E-82</text:p>
          </table:table-cell>
          <table:table-cell office:value-type="float" office:value="0.230880913515179" calcext:value-type="float">
            <text:p>2.31E-01</text:p>
          </table:table-cell>
        </table:table-row>
        <table:table-row table:style-name="ro1">
          <table:table-cell office:value-type="string" calcext:value-type="string">
            <text:p>Hydrophobicity of TMH and flanks </text:p>
          </table:table-cell>
          <table:table-cell office:value-type="string" calcext:value-type="string">
            <text:p><text:s/>Kruskal-Wallis</text:p>
          </table:table-cell>
          <table:table-cell office:value-type="float" office:value="0.950317983510381" calcext:value-type="float">
            <text:p>0.95</text:p>
          </table:table-cell>
          <table:table-cell office:value-type="float" office:value="0.329638370558245" calcext:value-type="float">
            <text:p>3.30E-01</text:p>
          </table:table-cell>
          <table:table-cell office:value-type="float" office:value="0.00223741748426195" calcext:value-type="float">
            <text:p>2.24E-03</text:p>
          </table:table-cell>
          <table:table-cell office:value-type="float" office:value="15.2905520019144" calcext:value-type="float">
            <text:p>15.29</text:p>
          </table:table-cell>
          <table:table-cell office:value-type="float" office:value="0.000092176391445501" calcext:value-type="float">
            <text:p>9.22E-05</text:p>
          </table:table-cell>
          <table:table-cell office:value-type="float" office:value="0.0210698560504876" calcext:value-type="float">
            <text:p>2.11E-02</text:p>
          </table:table-cell>
          <table:table-cell office:value-type="float" office:value="463.333310890342" calcext:value-type="float">
            <text:p>463.33</text:p>
          </table:table-cell>
          <table:table-cell office:value-type="float" office:value="9.04713095425461E-103" calcext:value-type="float">
            <text:p>9.05E-103</text:p>
          </table:table-cell>
          <table:table-cell office:value-type="float" office:value="0.28829916183137" calcext:value-type="float">
            <text:p>2.88E-01</text:p>
          </table:table-cell>
        </table:table-row>
        <table:table-row table:style-name="ro1">
          <table:table-cell office:value-type="string" calcext:value-type="string">
            <text:p>Hydrophobicity of TMH and flanks </text:p>
          </table:table-cell>
          <table:table-cell office:value-type="string" calcext:value-type="string">
            <text:p><text:s/>Kolmogorov-Smirnov</text:p>
          </table:table-cell>
          <table:table-cell office:value-type="float" office:value="0.174666379681446" calcext:value-type="float">
            <text:p>0.17</text:p>
          </table:table-cell>
          <table:table-cell office:value-type="float" office:value="0.0179451911038165" calcext:value-type="float">
            <text:p>1.79E-02</text:p>
          </table:table-cell>
          <table:table-cell office:value-type="float" office:value="0.00810571190528364" calcext:value-type="float">
            <text:p>8.11E-03</text:p>
          </table:table-cell>
          <table:table-cell office:value-type="float" office:value="0.466283114797966" calcext:value-type="float">
            <text:p>0.47</text:p>
          </table:table-cell>
          <table:table-cell office:value-type="float" office:value="0.000000389774239465593" calcext:value-type="float">
            <text:p>3.90E-07</text:p>
          </table:table-cell>
          <table:table-cell office:value-type="float" office:value="0.0334641681147384" calcext:value-type="float">
            <text:p>3.35E-02</text:p>
          </table:table-cell>
          <table:table-cell office:value-type="float" office:value="0.803455710534557" calcext:value-type="float">
            <text:p>0.80</text:p>
          </table:table-cell>
          <table:table-cell office:value-type="float" office:value="1.02688886028991E-116" calcext:value-type="float">
            <text:p>1.03E-116</text:p>
          </table:table-cell>
          <table:table-cell office:value-type="float" office:value="0.327697346110488" calcext:value-type="float">
            <text:p>3.28E-01</text:p>
          </table:table-cell>
        </table:table-row>
        <table:table-row table:style-name="ro1">
          <table:table-cell office:value-type="string" calcext:value-type="string">
            <text:p>Hydrophobicity of TMH and flanks </text:p>
          </table:table-cell>
          <table:table-cell office:value-type="string" calcext:value-type="string">
            <text:p><text:s/>Student's T-test</text:p>
          </table:table-cell>
          <table:table-cell office:value-type="float" office:value="0.521792578545083" calcext:value-type="float">
            <text:p>0.52</text:p>
          </table:table-cell>
          <table:table-cell office:value-type="float" office:value="0.602048624142919" calcext:value-type="float">
            <text:p>6.02E-01</text:p>
          </table:table-cell>
          <table:table-cell office:value-type="float" office:value="0.00102301827809192" calcext:value-type="float">
            <text:p>1.02E-03</text:p>
          </table:table-cell>
          <table:table-cell office:value-type="float" office:value="-4.71564061214838" calcext:value-type="float">
            <text:p>-4.72</text:p>
          </table:table-cell>
          <table:table-cell office:value-type="float" office:value="0.00000324188835030222" calcext:value-type="float">
            <text:p>3.24E-06</text:p>
          </table:table-cell>
          <table:table-cell office:value-type="float" office:value="0.0286606679677295" calcext:value-type="float">
            <text:p>2.87E-02</text:p>
          </table:table-cell>
          <table:table-cell office:value-type="float" office:value="32.7571994808093" calcext:value-type="float">
            <text:p>32.76</text:p>
          </table:table-cell>
          <table:table-cell office:value-type="float" office:value="1.02268829813255E-150" calcext:value-type="float">
            <text:p>1.02E-150</text:p>
          </table:table-cell>
          <table:table-cell office:value-type="float" office:value="0.423761140125734" calcext:value-type="float">
            <text:p>4.24E-01</text:p>
          </table:table-cell>
        </table:table-row>
        <table:table-row table:style-name="ro1">
          <table:table-cell office:value-type="string" calcext:value-type="string">
            <text:p>Disorder of TMH </text:p>
          </table:table-cell>
          <table:table-cell office:value-type="string" calcext:value-type="string">
            <text:p><text:s/>Kruskal-Wallis</text:p>
          </table:table-cell>
          <table:table-cell office:value-type="float" office:value="79.3987373121254" calcext:value-type="float">
            <text:p>79.40</text:p>
          </table:table-cell>
          <table:table-cell office:value-type="float" office:value="5.07585398612912E-019" calcext:value-type="float">
            <text:p>5.08E-19</text:p>
          </table:table-cell>
          <table:table-cell office:value-type="float" office:value="0.0849286733527953" calcext:value-type="float">
            <text:p>8.49E-02</text:p>
          </table:table-cell>
          <table:table-cell office:value-type="float" office:value="24.3298547769143" calcext:value-type="float">
            <text:p>24.33</text:p>
          </table:table-cell>
          <table:table-cell office:value-type="float" office:value="0.000000811711991848433" calcext:value-type="float">
            <text:p>8.12E-07</text:p>
          </table:table-cell>
          <table:table-cell office:value-type="float" office:value="0.0318007261894419" calcext:value-type="float">
            <text:p>3.18E-02</text:p>
          </table:table-cell>
          <table:table-cell office:value-type="float" office:value="60.0044951994889" calcext:value-type="float">
            <text:p>60.00</text:p>
          </table:table-cell>
          <table:table-cell office:value-type="float" office:value="9.46409779046126E-015" calcext:value-type="float">
            <text:p>9.46E-15</text:p>
          </table:table-cell>
          <table:table-cell office:value-type="float" office:value="0.0396211913317779" calcext:value-type="float">
            <text:p>3.96E-02</text:p>
          </table:table-cell>
        </table:table-row>
        <table:table-row table:style-name="ro1">
          <table:table-cell office:value-type="string" calcext:value-type="string">
            <text:p>Disorder of TMH </text:p>
          </table:table-cell>
          <table:table-cell office:value-type="string" calcext:value-type="string">
            <text:p><text:s/>Kolmogorov-Smirnov</text:p>
          </table:table-cell>
          <table:table-cell office:value-type="float" office:value="0.481489453293155" calcext:value-type="float">
            <text:p>0.48</text:p>
          </table:table-cell>
          <table:table-cell office:value-type="float" office:value="5.56303216119127E-016" calcext:value-type="float">
            <text:p>5.56E-16</text:p>
          </table:table-cell>
          <table:table-cell office:value-type="float" office:value="0.0708169721281467" calcext:value-type="float">
            <text:p>7.08E-02</text:p>
          </table:table-cell>
          <table:table-cell office:value-type="float" office:value="0.488158951030238" calcext:value-type="float">
            <text:p>0.49</text:p>
          </table:table-cell>
          <table:table-cell office:value-type="float" office:value="0.0000000883932786709258" calcext:value-type="float">
            <text:p>8.84E-08</text:p>
          </table:table-cell>
          <table:table-cell office:value-type="float" office:value="0.0368287299395188" calcext:value-type="float">
            <text:p>3.68E-02</text:p>
          </table:table-cell>
          <table:table-cell office:value-type="float" office:value="0.255101057551011" calcext:value-type="float">
            <text:p>0.26</text:p>
          </table:table-cell>
          <table:table-cell office:value-type="float" office:value="0.00000000000378412339622971" calcext:value-type="float">
            <text:p>3.78E-12</text:p>
          </table:table-cell>
          <table:table-cell office:value-type="float" office:value="0.0322701924604581" calcext:value-type="float">
            <text:p>3.23E-02</text:p>
          </table:table-cell>
        </table:table-row>
        <table:table-row table:style-name="ro1">
          <table:table-cell office:value-type="string" calcext:value-type="string">
            <text:p>Disorder of TMH </text:p>
          </table:table-cell>
          <table:table-cell office:value-type="string" calcext:value-type="string">
            <text:p><text:s/>Student's T-test</text:p>
          </table:table-cell>
          <table:table-cell office:value-type="float" office:value="10.6188728782819" calcext:value-type="float">
            <text:p>10.62</text:p>
          </table:table-cell>
          <table:table-cell office:value-type="float" office:value="7.27481482150058E-024" calcext:value-type="float">
            <text:p>7.27E-24</text:p>
          </table:table-cell>
          <table:table-cell office:value-type="float" office:value="0.10741456426051" calcext:value-type="float">
            <text:p>1.07E-01</text:p>
          </table:table-cell>
          <table:table-cell office:value-type="float" office:value="6.03262985138908" calcext:value-type="float">
            <text:p>6.03</text:p>
          </table:table-cell>
          <table:table-cell office:value-type="float" office:value="0.00000000342980487567376" calcext:value-type="float">
            <text:p>3.43E-09</text:p>
          </table:table-cell>
          <table:table-cell office:value-type="float" office:value="0.0441967402833229" calcext:value-type="float">
            <text:p>4.42E-02</text:p>
          </table:table-cell>
          <table:table-cell office:value-type="float" office:value="-7.98424465899172" calcext:value-type="float">
            <text:p>-7.98</text:p>
          </table:table-cell>
          <table:table-cell office:value-type="float" office:value="4.81492998970695E-015" calcext:value-type="float">
            <text:p>4.81E-15</text:p>
          </table:table-cell>
          <table:table-cell office:value-type="float" office:value="0.040450374097922" calcext:value-type="float">
            <text:p>4.05E-02</text:p>
          </table:table-cell>
        </table:table-row>
        <table:table-row table:style-name="ro1">
          <table:table-cell office:value-type="string" calcext:value-type="string">
            <text:p>Disorder of TMH and flanks </text:p>
          </table:table-cell>
          <table:table-cell office:value-type="string" calcext:value-type="string">
            <text:p><text:s/>Kruskal-Wallis</text:p>
          </table:table-cell>
          <table:table-cell office:value-type="float" office:value="74.4508905221088" calcext:value-type="float">
            <text:p>74.45</text:p>
          </table:table-cell>
          <table:table-cell office:value-type="float" office:value="6.2165632824353E-018" calcext:value-type="float">
            <text:p>6.22E-18</text:p>
          </table:table-cell>
          <table:table-cell office:value-type="float" office:value="0.0798776500943158" calcext:value-type="float">
            <text:p>7.99E-02</text:p>
          </table:table-cell>
          <table:table-cell office:value-type="float" office:value="13.5413069756141" calcext:value-type="float">
            <text:p>13.54</text:p>
          </table:table-cell>
          <table:table-cell office:value-type="float" office:value="0.000233369823996922" calcext:value-type="float">
            <text:p>2.33E-04</text:p>
          </table:table-cell>
          <table:table-cell office:value-type="float" office:value="0.0189634606241682" calcext:value-type="float">
            <text:p>1.90E-02</text:p>
          </table:table-cell>
          <table:table-cell office:value-type="float" office:value="33.7602610952271" calcext:value-type="float">
            <text:p>33.76</text:p>
          </table:table-cell>
          <table:table-cell office:value-type="float" office:value="0.00000000623393574611696" calcext:value-type="float">
            <text:p>6.23E-09</text:p>
          </table:table-cell>
          <table:table-cell office:value-type="float" office:value="0.0231819116106277" calcext:value-type="float">
            <text:p>2.32E-02</text:p>
          </table:table-cell>
        </table:table-row>
        <table:table-row table:style-name="ro1">
          <table:table-cell office:value-type="string" calcext:value-type="string">
            <text:p>Disorder of TMH and flanks </text:p>
          </table:table-cell>
          <table:table-cell office:value-type="string" calcext:value-type="string">
            <text:p><text:s/>Kolmogorov-Smirnov</text:p>
          </table:table-cell>
          <table:table-cell office:value-type="float" office:value="0.458458889367198" calcext:value-type="float">
            <text:p>0.46</text:p>
          </table:table-cell>
          <table:table-cell office:value-type="float" office:value="0.0000000000000157703542799643" calcext:value-type="float">
            <text:p>1.58E-14</text:p>
          </table:table-cell>
          <table:table-cell office:value-type="float" office:value="0.0640738800982856" calcext:value-type="float">
            <text:p>6.41E-02</text:p>
          </table:table-cell>
          <table:table-cell office:value-type="float" office:value="0.366671126572117" calcext:value-type="float">
            <text:p>0.37</text:p>
          </table:table-cell>
          <table:table-cell office:value-type="float" office:value="0.000141768369324545" calcext:value-type="float">
            <text:p>1.42E-04</text:p>
          </table:table-cell>
          <table:table-cell office:value-type="float" office:value="0.0200936871522931" calcext:value-type="float">
            <text:p>2.01E-02</text:p>
          </table:table-cell>
          <table:table-cell office:value-type="float" office:value="0.221278697212787" calcext:value-type="float">
            <text:p>0.22</text:p>
          </table:table-cell>
          <table:table-cell office:value-type="float" office:value="0.00000000302326450529682" calcext:value-type="float">
            <text:p>3.02E-09</text:p>
          </table:table-cell>
          <table:table-cell office:value-type="float" office:value="0.0240698510765148" calcext:value-type="float">
            <text:p>2.41E-02</text:p>
          </table:table-cell>
        </table:table-row>
        <table:table-row table:style-name="ro1">
          <table:table-cell office:value-type="string" calcext:value-type="string">
            <text:p>Disorder of TMH and flanks </text:p>
          </table:table-cell>
          <table:table-cell office:value-type="string" calcext:value-type="string">
            <text:p><text:s/>Student's T-test</text:p>
          </table:table-cell>
          <table:table-cell office:value-type="float" office:value="9.93421764515616" calcext:value-type="float">
            <text:p>9.93</text:p>
          </table:table-cell>
          <table:table-cell office:value-type="float" office:value="2.52485601993202E-021" calcext:value-type="float">
            <text:p>2.52E-21</text:p>
          </table:table-cell>
          <table:table-cell office:value-type="float" office:value="0.0956211752289971" calcext:value-type="float">
            <text:p>9.56E-02</text:p>
          </table:table-cell>
          <table:table-cell office:value-type="float" office:value="3.78071777659505" calcext:value-type="float">
            <text:p>3.78</text:p>
          </table:table-cell>
          <table:table-cell office:value-type="float" office:value="0.000178005696729674" calcext:value-type="float">
            <text:p>1.78E-04</text:p>
          </table:table-cell>
          <table:table-cell office:value-type="float" office:value="0.0195775396918028" calcext:value-type="float">
            <text:p>1.96E-02</text:p>
          </table:table-cell>
          <table:table-cell office:value-type="float" office:value="-5.95945835569473" calcext:value-type="float">
            <text:p>-5.96</text:p>
          </table:table-cell>
          <table:table-cell office:value-type="float" office:value="0.00000000376809016303974" calcext:value-type="float">
            <text:p>3.77E-09</text:p>
          </table:table-cell>
          <table:table-cell office:value-type="float" office:value="0.0237996288980352" calcext:value-type="float">
            <text:p>2.38E-02</text:p>
          </table:table-cell>
        </table:table-row>
        <table:table-row table:style-name="ro1">
          <table:table-cell office:value-type="string" calcext:value-type="string">
            <text:p>Sequence Entropy of TMH </text:p>
          </table:table-cell>
          <table:table-cell office:value-type="string" calcext:value-type="string">
            <text:p><text:s/>Kruskal-Wallis</text:p>
          </table:table-cell>
          <table:table-cell office:value-type="float" office:value="15.8402106905004" calcext:value-type="float">
            <text:p>15.84</text:p>
          </table:table-cell>
          <table:table-cell office:value-type="float" office:value="0.0000689221630368456" calcext:value-type="float">
            <text:p>6.89E-05</text:p>
          </table:table-cell>
          <table:table-cell office:value-type="float" office:value="0.0193196225041307" calcext:value-type="float">
            <text:p>1.93E-02</text:p>
          </table:table-cell>
          <table:table-cell office:value-type="float" office:value="32.8217760271133" calcext:value-type="float">
            <text:p>32.82</text:p>
          </table:table-cell>
          <table:table-cell office:value-type="float" office:value="0.0000000101006985260935" calcext:value-type="float">
            <text:p>1.01E-08</text:p>
          </table:table-cell>
          <table:table-cell office:value-type="float" office:value="0.0417475311893228" calcext:value-type="float">
            <text:p>4.17E-02</text:p>
          </table:table-cell>
          <table:table-cell office:value-type="float" office:value="344.939568899812" calcext:value-type="float">
            <text:p>344.94</text:p>
          </table:table-cell>
          <table:table-cell office:value-type="float" office:value="5.35972890746161E-077" calcext:value-type="float">
            <text:p>5.36E-77</text:p>
          </table:table-cell>
          <table:table-cell office:value-type="float" office:value="0.215484832838901" calcext:value-type="float">
            <text:p>2.15E-01</text:p>
          </table:table-cell>
        </table:table-row>
        <table:table-row table:style-name="ro1">
          <table:table-cell office:value-type="string" calcext:value-type="string">
            <text:p>Sequence Entropy of TMH </text:p>
          </table:table-cell>
          <table:table-cell office:value-type="string" calcext:value-type="string">
            <text:p><text:s/>Kolmogorov-Smirnov</text:p>
          </table:table-cell>
          <table:table-cell office:value-type="float" office:value="0.295415411106328" calcext:value-type="float">
            <text:p>0.30</text:p>
          </table:table-cell>
          <table:table-cell office:value-type="float" office:value="0.00000278789338862728" calcext:value-type="float">
            <text:p>2.79E-06</text:p>
          </table:table-cell>
          <table:table-cell office:value-type="float" office:value="0.0257867425507468" calcext:value-type="float">
            <text:p>2.58E-02</text:p>
          </table:table-cell>
          <table:table-cell office:value-type="float" office:value="0.53973775755954" calcext:value-type="float">
            <text:p>0.54</text:p>
          </table:table-cell>
          <table:table-cell office:value-type="float" office:value="0.0000000020423869922014" calcext:value-type="float">
            <text:p>2.04E-09</text:p>
          </table:table-cell>
          <table:table-cell office:value-type="float" office:value="0.0453722145553302" calcext:value-type="float">
            <text:p>4.54E-02</text:p>
          </table:table-cell>
          <table:table-cell office:value-type="float" office:value="0.639764158897642" calcext:value-type="float">
            <text:p>0.64</text:p>
          </table:table-cell>
          <table:table-cell office:value-type="float" office:value="3.70642267666487E-074" calcext:value-type="float">
            <text:p>3.71E-74</text:p>
          </table:table-cell>
          <table:table-cell office:value-type="float" office:value="0.207461631543819" calcext:value-type="float">
            <text:p>2.07E-01</text:p>
          </table:table-cell>
        </table:table-row>
        <table:table-row table:style-name="ro1">
          <table:table-cell office:value-type="string" calcext:value-type="string">
            <text:p>Sequence Entropy of TMH </text:p>
          </table:table-cell>
          <table:table-cell office:value-type="string" calcext:value-type="string">
            <text:p><text:s/>Student's T-test</text:p>
          </table:table-cell>
          <table:table-cell office:value-type="float" office:value="-5.45128889392219" calcext:value-type="float">
            <text:p>-5.45</text:p>
          </table:table-cell>
          <table:table-cell office:value-type="float" office:value="0.0000000790991851244219" calcext:value-type="float">
            <text:p>7.91E-08</text:p>
          </table:table-cell>
          <table:table-cell office:value-type="float" office:value="0.0329688775485208" calcext:value-type="float">
            <text:p>3.30E-02</text:p>
          </table:table-cell>
          <table:table-cell office:value-type="float" office:value="-8.64391830843616" calcext:value-type="float">
            <text:p>-8.64</text:p>
          </table:table-cell>
          <table:table-cell office:value-type="float" office:value="1.02448084633558E-016" calcext:value-type="float">
            <text:p>1.02E-16</text:p>
          </table:table-cell>
          <table:table-cell office:value-type="float" office:value="0.0834856587188308" calcext:value-type="float">
            <text:p>8.35E-02</text:p>
          </table:table-cell>
          <table:table-cell office:value-type="float" office:value="21.6530322997918" calcext:value-type="float">
            <text:p>21.65</text:p>
          </table:table-cell>
          <table:table-cell office:value-type="float" office:value="1.90414504133711E-082" calcext:value-type="float">
            <text:p>1.90E-82</text:p>
          </table:table-cell>
          <table:table-cell office:value-type="float" office:value="0.230880913515179" calcext:value-type="float">
            <text:p>2.31E-01</text:p>
          </table:table-cell>
        </table:table-row>
        <table:table-row table:style-name="ro1">
          <table:table-cell office:value-type="string" calcext:value-type="string">
            <text:p>Sequence Entropy of TMH and flanks </text:p>
          </table:table-cell>
          <table:table-cell office:value-type="string" calcext:value-type="string">
            <text:p><text:s/>Kruskal-Wallis</text:p>
          </table:table-cell>
          <table:table-cell office:value-type="float" office:value="74.4508905221088" calcext:value-type="float">
            <text:p>74.45</text:p>
          </table:table-cell>
          <table:table-cell office:value-type="float" office:value="6.2165632824353E-018" calcext:value-type="float">
            <text:p>6.22E-18</text:p>
          </table:table-cell>
          <table:table-cell office:value-type="float" office:value="0.0798776500943158" calcext:value-type="float">
            <text:p>7.99E-02</text:p>
          </table:table-cell>
          <table:table-cell office:value-type="float" office:value="13.5413069756141" calcext:value-type="float">
            <text:p>13.54</text:p>
          </table:table-cell>
          <table:table-cell office:value-type="float" office:value="0.000233369823996922" calcext:value-type="float">
            <text:p>2.33E-04</text:p>
          </table:table-cell>
          <table:table-cell office:value-type="float" office:value="0.0189634606241682" calcext:value-type="float">
            <text:p>1.90E-02</text:p>
          </table:table-cell>
          <table:table-cell office:value-type="float" office:value="33.7602610952271" calcext:value-type="float">
            <text:p>33.76</text:p>
          </table:table-cell>
          <table:table-cell office:value-type="float" office:value="0.00000000623393574611696" calcext:value-type="float">
            <text:p>6.23E-09</text:p>
          </table:table-cell>
          <table:table-cell office:value-type="float" office:value="0.0231819116106277" calcext:value-type="float">
            <text:p>2.32E-02</text:p>
          </table:table-cell>
        </table:table-row>
        <table:table-row table:style-name="ro1">
          <table:table-cell office:value-type="string" calcext:value-type="string">
            <text:p>Sequence Entropy of TMH and flanks </text:p>
          </table:table-cell>
          <table:table-cell office:value-type="string" calcext:value-type="string">
            <text:p><text:s/>Kolmogorov-Smirnov</text:p>
          </table:table-cell>
          <table:table-cell office:value-type="float" office:value="0.458458889367198" calcext:value-type="float">
            <text:p>0.46</text:p>
          </table:table-cell>
          <table:table-cell office:value-type="float" office:value="0.0000000000000157703542799643" calcext:value-type="float">
            <text:p>1.58E-14</text:p>
          </table:table-cell>
          <table:table-cell office:value-type="float" office:value="0.0640738800982856" calcext:value-type="float">
            <text:p>6.41E-02</text:p>
          </table:table-cell>
          <table:table-cell office:value-type="float" office:value="0.366671126572117" calcext:value-type="float">
            <text:p>0.37</text:p>
          </table:table-cell>
          <table:table-cell office:value-type="float" office:value="0.000141768369324545" calcext:value-type="float">
            <text:p>1.42E-04</text:p>
          </table:table-cell>
          <table:table-cell office:value-type="float" office:value="0.0200936871522931" calcext:value-type="float">
            <text:p>2.01E-02</text:p>
          </table:table-cell>
          <table:table-cell office:value-type="float" office:value="0.221278697212787" calcext:value-type="float">
            <text:p>0.22</text:p>
          </table:table-cell>
          <table:table-cell office:value-type="float" office:value="0.00000000302326450529682" calcext:value-type="float">
            <text:p>3.02E-09</text:p>
          </table:table-cell>
          <table:table-cell office:value-type="float" office:value="0.0240698510765148" calcext:value-type="float">
            <text:p>2.41E-02</text:p>
          </table:table-cell>
        </table:table-row>
        <table:table-row table:style-name="ro1">
          <table:table-cell office:value-type="string" calcext:value-type="string">
            <text:p>Sequence Entropy of TMH and flanks </text:p>
          </table:table-cell>
          <table:table-cell office:value-type="string" calcext:value-type="string">
            <text:p><text:s/>Student's T-test</text:p>
          </table:table-cell>
          <table:table-cell office:value-type="float" office:value="9.93421764515616" calcext:value-type="float">
            <text:p>9.93</text:p>
          </table:table-cell>
          <table:table-cell office:value-type="float" office:value="2.52485601993202E-021" calcext:value-type="float">
            <text:p>2.52E-21</text:p>
          </table:table-cell>
          <table:table-cell office:value-type="float" office:value="0.0956211752289971" calcext:value-type="float">
            <text:p>9.56E-02</text:p>
          </table:table-cell>
          <table:table-cell office:value-type="float" office:value="3.78071777659505" calcext:value-type="float">
            <text:p>3.78</text:p>
          </table:table-cell>
          <table:table-cell office:value-type="float" office:value="0.000178005696729674" calcext:value-type="float">
            <text:p>1.78E-04</text:p>
          </table:table-cell>
          <table:table-cell office:value-type="float" office:value="0.0195775396918028" calcext:value-type="float">
            <text:p>1.96E-02</text:p>
          </table:table-cell>
          <table:table-cell office:value-type="float" office:value="-5.95945835569473" calcext:value-type="float">
            <text:p>-5.96</text:p>
          </table:table-cell>
          <table:table-cell office:value-type="float" office:value="0.00000000376809016303974" calcext:value-type="float">
            <text:p>3.77E-09</text:p>
          </table:table-cell>
          <table:table-cell office:value-type="float" office:value="0.0237996288980352" calcext:value-type="float">
            <text:p>2.38E-02</text:p>
          </table:table-cell>
        </table:table-row>
      </table:table>
      <table:table table:name="swissprot filtered organelles" table:style-name="ta1">
        <table:table-column table:style-name="co10" table:default-cell-style-name="Default"/>
        <table:table-column table:style-name="co11" table:default-cell-style-name="Default"/>
        <table:table-column table:style-name="co3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er and golgi</text:p>
          </table:table-cell>
          <table:table-cell table:number-columns-repeated="2"/>
          <table:table-cell office:value-type="string" calcext:value-type="string">
            <text:p>er and pm</text:p>
          </table:table-cell>
          <table:table-cell table:number-columns-repeated="2"/>
          <table:table-cell office:value-type="string" calcext:value-type="string">
            <text:p>er and mitochondr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Test-statistic</text:p>
          </table:table-cell>
          <table:table-cell office:value-type="string" calcext:value-type="string">
            <text:p><text:s/>P value</text:p>
          </table:table-cell>
          <table:table-cell office:value-type="string" calcext:value-type="string">
            <text:p><text:s/>Bahadur slope</text:p>
          </table:table-cell>
          <table:table-cell office:value-type="string" calcext:value-type="string">
            <text:p><text:s/>Test-statistic</text:p>
          </table:table-cell>
          <table:table-cell office:value-type="string" calcext:value-type="string">
            <text:p><text:s/>P value</text:p>
          </table:table-cell>
          <table:table-cell office:value-type="string" calcext:value-type="string">
            <text:p><text:s/>Bahadur slope</text:p>
          </table:table-cell>
          <table:table-cell office:value-type="string" calcext:value-type="string">
            <text:p><text:s/>Test-statistic</text:p>
          </table:table-cell>
          <table:table-cell office:value-type="string" calcext:value-type="string">
            <text:p><text:s/>P value</text:p>
          </table:table-cell>
          <table:table-cell office:value-type="string" calcext:value-type="string">
            <text:p><text:s/>Bahadur slo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hobicity of TMH </text:p>
          </table:table-cell>
          <table:table-cell office:value-type="string" calcext:value-type="string">
            <text:p><text:s/>Kruskal-Wallis</text:p>
          </table:table-cell>
          <table:table-cell table:style-name="ce1" office:value-type="float" office:value="11.9603248010598" calcext:value-type="float">
            <text:p>11.96</text:p>
          </table:table-cell>
          <table:table-cell table:style-name="ce2" office:value-type="float" office:value="0.00054345396520657" calcext:value-type="float">
            <text:p>5.43E-04</text:p>
          </table:table-cell>
          <table:table-cell table:style-name="ce2" office:value-type="float" office:value="0.04176425308679" calcext:value-type="float">
            <text:p>4.18E-02</text:p>
          </table:table-cell>
          <table:table-cell table:style-name="ce1" office:value-type="float" office:value="0.0238619982014479" calcext:value-type="float">
            <text:p>0.02</text:p>
          </table:table-cell>
          <table:table-cell table:style-name="ce2" office:value-type="float" office:value="0.877236567674829" calcext:value-type="float">
            <text:p>8.77E-01</text:p>
          </table:table-cell>
          <table:table-cell table:style-name="ce2" office:value-type="float" office:value="0.000513641476437118" calcext:value-type="float">
            <text:p>5.14E-04</text:p>
          </table:table-cell>
          <table:table-cell table:style-name="ce1" office:value-type="float" office:value="8.45642852901396" calcext:value-type="float">
            <text:p>8.46</text:p>
          </table:table-cell>
          <table:table-cell table:style-name="ce2" office:value-type="float" office:value="0.00363755431674903" calcext:value-type="float">
            <text:p>3.64E-03</text:p>
          </table:table-cell>
          <table:table-cell table:style-name="ce2" office:value-type="float" office:value="0.0344567099028001" calcext:value-type="float">
            <text:p>3.45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hobicity of TMH </text:p>
          </table:table-cell>
          <table:table-cell office:value-type="string" calcext:value-type="string">
            <text:p><text:s/>Kolmogorov-Smirnov</text:p>
          </table:table-cell>
          <table:table-cell table:style-name="ce1" office:value-type="float" office:value="0.272772523643604" calcext:value-type="float">
            <text:p>0.27</text:p>
          </table:table-cell>
          <table:table-cell table:style-name="ce2" office:value-type="float" office:value="0.00198027590709502" calcext:value-type="float">
            <text:p>1.98E-03</text:p>
          </table:table-cell>
          <table:table-cell table:style-name="ce2" office:value-type="float" office:value="0.0345806616498106" calcext:value-type="float">
            <text:p>3.46E-02</text:p>
          </table:table-cell>
          <table:table-cell table:style-name="ce1" office:value-type="float" office:value="0.077408033277005" calcext:value-type="float">
            <text:p>0.08</text:p>
          </table:table-cell>
          <table:table-cell table:style-name="ce2" office:value-type="float" office:value="0.84846612208943" calcext:value-type="float">
            <text:p>8.48E-01</text:p>
          </table:table-cell>
          <table:table-cell table:style-name="ce2" office:value-type="float" office:value="0.000644412242860514" calcext:value-type="float">
            <text:p>6.44E-04</text:p>
          </table:table-cell>
          <table:table-cell table:style-name="ce1" office:value-type="float" office:value="0.272684458398744" calcext:value-type="float">
            <text:p>0.27</text:p>
          </table:table-cell>
          <table:table-cell table:style-name="ce2" office:value-type="float" office:value="0.00462075503972232" calcext:value-type="float">
            <text:p>4.62E-03</text:p>
          </table:table-cell>
          <table:table-cell table:style-name="ce2" office:value-type="float" office:value="0.0329889396241114" calcext:value-type="float">
            <text:p>3.3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hobicity of TMH </text:p>
          </table:table-cell>
          <table:table-cell office:value-type="string" calcext:value-type="string">
            <text:p><text:s/>Student's T-test</text:p>
          </table:table-cell>
          <table:table-cell table:style-name="ce1" office:value-type="float" office:value="-3.47109246776973" calcext:value-type="float">
            <text:p>-3.47</text:p>
          </table:table-cell>
          <table:table-cell table:style-name="ce2" office:value-type="float" office:value="0.000650465826740861" calcext:value-type="float">
            <text:p>6.50E-04</text:p>
          </table:table-cell>
          <table:table-cell table:style-name="ce2" office:value-type="float" office:value="0.0407656766401436" calcext:value-type="float">
            <text:p>4.08E-02</text:p>
          </table:table-cell>
          <table:table-cell table:style-name="ce1" office:value-type="float" office:value="-0.167794795694683" calcext:value-type="float">
            <text:p>-0.17</text:p>
          </table:table-cell>
          <table:table-cell table:style-name="ce2" office:value-type="float" office:value="0.866878765677509" calcext:value-type="float">
            <text:p>8.67E-01</text:p>
          </table:table-cell>
          <table:table-cell table:style-name="ce2" office:value-type="float" office:value="0.000560220172369366" calcext:value-type="float">
            <text:p>5.60E-04</text:p>
          </table:table-cell>
          <table:table-cell table:style-name="ce1" office:value-type="float" office:value="3.44656221889696" calcext:value-type="float">
            <text:p>3.45</text:p>
          </table:table-cell>
          <table:table-cell table:style-name="ce2" office:value-type="float" office:value="0.00072436046647401" calcext:value-type="float">
            <text:p>7.24E-04</text:p>
          </table:table-cell>
          <table:table-cell table:style-name="ce2" office:value-type="float" office:value="0.0443571865497573" calcext:value-type="float">
            <text:p>4.44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hobicity of TMH and flanks </text:p>
          </table:table-cell>
          <table:table-cell office:value-type="string" calcext:value-type="string">
            <text:p><text:s/>Kruskal-Wallis</text:p>
          </table:table-cell>
          <table:table-cell table:style-name="ce1" office:value-type="float" office:value="5.91898769182661" calcext:value-type="float">
            <text:p>5.92</text:p>
          </table:table-cell>
          <table:table-cell table:style-name="ce2" office:value-type="float" office:value="0.0149785621285204" calcext:value-type="float">
            <text:p>1.50E-02</text:p>
          </table:table-cell>
          <table:table-cell table:style-name="ce2" office:value-type="float" office:value="0.0233396405087783" calcext:value-type="float">
            <text:p>2.33E-02</text:p>
          </table:table-cell>
          <table:table-cell table:style-name="ce1" office:value-type="float" office:value="9.13932243726633" calcext:value-type="float">
            <text:p>9.14</text:p>
          </table:table-cell>
          <table:table-cell table:style-name="ce2" office:value-type="float" office:value="0.00250173730099582" calcext:value-type="float">
            <text:p>2.50E-03</text:p>
          </table:table-cell>
          <table:table-cell table:style-name="ce2" office:value-type="float" office:value="0.0234932151688433" calcext:value-type="float">
            <text:p>2.35E-02</text:p>
          </table:table-cell>
          <table:table-cell table:style-name="ce1" office:value-type="float" office:value="26.4175063654079" calcext:value-type="float">
            <text:p>26.42</text:p>
          </table:table-cell>
          <table:table-cell table:style-name="ce2" office:value-type="float" office:value="0.000000275036416749723" calcext:value-type="float">
            <text:p>2.75E-07</text:p>
          </table:table-cell>
          <table:table-cell table:style-name="ce2" office:value-type="float" office:value="0.092677069469342" calcext:value-type="float">
            <text:p>9.27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hobicity of TMH and flanks </text:p>
          </table:table-cell>
          <table:table-cell office:value-type="string" calcext:value-type="string">
            <text:p><text:s/>Kolmogorov-Smirnov</text:p>
          </table:table-cell>
          <table:table-cell table:style-name="ce1" office:value-type="float" office:value="0.213787954206073" calcext:value-type="float">
            <text:p>0.21</text:p>
          </table:table-cell>
          <table:table-cell table:style-name="ce2" office:value-type="float" office:value="0.0285462855584164" calcext:value-type="float">
            <text:p>2.85E-02</text:p>
          </table:table-cell>
          <table:table-cell table:style-name="ce2" office:value-type="float" office:value="0.0197568247465386" calcext:value-type="float">
            <text:p>1.98E-02</text:p>
          </table:table-cell>
          <table:table-cell table:style-name="ce1" office:value-type="float" office:value="0.258091771740543" calcext:value-type="float">
            <text:p>0.26</text:p>
          </table:table-cell>
          <table:table-cell table:style-name="ce2" office:value-type="float" office:value="0.000487990974734662" calcext:value-type="float">
            <text:p>4.88E-04</text:p>
          </table:table-cell>
          <table:table-cell table:style-name="ce2" office:value-type="float" office:value="0.0299027986144248" calcext:value-type="float">
            <text:p>2.99E-02</text:p>
          </table:table-cell>
          <table:table-cell table:style-name="ce1" office:value-type="float" office:value="0.43171114599686" calcext:value-type="float">
            <text:p>0.43</text:p>
          </table:table-cell>
          <table:table-cell table:style-name="ce2" office:value-type="float" office:value="0.000000493322720773006" calcext:value-type="float">
            <text:p>4.93E-07</text:p>
          </table:table-cell>
          <table:table-cell table:style-name="ce2" office:value-type="float" office:value="0.0890926519695359" calcext:value-type="float">
            <text:p>8.91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hobicity of TMH and flanks </text:p>
          </table:table-cell>
          <table:table-cell office:value-type="string" calcext:value-type="string">
            <text:p><text:s/>Student's T-test</text:p>
          </table:table-cell>
          <table:table-cell table:style-name="ce1" office:value-type="float" office:value="-2.52249402680108" calcext:value-type="float">
            <text:p>-2.52</text:p>
          </table:table-cell>
          <table:table-cell table:style-name="ce2" office:value-type="float" office:value="0.0125291922885175" calcext:value-type="float">
            <text:p>1.25E-02</text:p>
          </table:table-cell>
          <table:table-cell table:style-name="ce2" office:value-type="float" office:value="0.0243316331908958" calcext:value-type="float">
            <text:p>2.43E-02</text:p>
          </table:table-cell>
          <table:table-cell table:style-name="ce1" office:value-type="float" office:value="-3.08996338671668" calcext:value-type="float">
            <text:p>-3.09</text:p>
          </table:table-cell>
          <table:table-cell table:style-name="ce2" office:value-type="float" office:value="0.00222538962965448" calcext:value-type="float">
            <text:p>2.23E-03</text:p>
          </table:table-cell>
          <table:table-cell table:style-name="ce2" office:value-type="float" office:value="0.0239522480950715" calcext:value-type="float">
            <text:p>2.40E-02</text:p>
          </table:table-cell>
          <table:table-cell table:style-name="ce1" office:value-type="float" office:value="4.94870753794697" calcext:value-type="float">
            <text:p>4.95</text:p>
          </table:table-cell>
          <table:table-cell table:style-name="ce2" office:value-type="float" office:value="0.00000186730865363299" calcext:value-type="float">
            <text:p>1.87E-06</text:p>
          </table:table-cell>
          <table:table-cell table:style-name="ce2" office:value-type="float" office:value="0.0809264563584642" calcext:value-type="float">
            <text:p>8.09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order of TMH </text:p>
          </table:table-cell>
          <table:table-cell office:value-type="string" calcext:value-type="string">
            <text:p><text:s/>Kruskal-Wallis</text:p>
          </table:table-cell>
          <table:table-cell table:style-name="ce1" office:value-type="float" office:value="18.8370017919592" calcext:value-type="float">
            <text:p>18.84</text:p>
          </table:table-cell>
          <table:table-cell table:style-name="ce2" office:value-type="float" office:value="0.0000142378040525757" calcext:value-type="float">
            <text:p>1.42E-05</text:p>
          </table:table-cell>
          <table:table-cell table:style-name="ce2" office:value-type="float" office:value="0.0619978326314613" calcext:value-type="float">
            <text:p>6.20E-02</text:p>
          </table:table-cell>
          <table:table-cell table:style-name="ce1" office:value-type="float" office:value="0.368957546650936" calcext:value-type="float">
            <text:p>0.37</text:p>
          </table:table-cell>
          <table:table-cell table:style-name="ce2" office:value-type="float" office:value="0.543573043521485" calcext:value-type="float">
            <text:p>5.44E-01</text:p>
          </table:table-cell>
          <table:table-cell table:style-name="ce2" office:value-type="float" office:value="0.00239055367351878" calcext:value-type="float">
            <text:p>2.39E-03</text:p>
          </table:table-cell>
          <table:table-cell table:style-name="ce1" office:value-type="float" office:value="28.0622921926087" calcext:value-type="float">
            <text:p>28.06</text:p>
          </table:table-cell>
          <table:table-cell table:style-name="ce2" office:value-type="float" office:value="0.000000117472577287413" calcext:value-type="float">
            <text:p>1.17E-07</text:p>
          </table:table-cell>
          <table:table-cell table:style-name="ce2" office:value-type="float" office:value="0.0978960792355132" calcext:value-type="float">
            <text:p>9.79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order of TMH </text:p>
          </table:table-cell>
          <table:table-cell office:value-type="string" calcext:value-type="string">
            <text:p><text:s/>Kolmogorov-Smirnov</text:p>
          </table:table-cell>
          <table:table-cell table:style-name="ce1" office:value-type="float" office:value="0.298656047784968" calcext:value-type="float">
            <text:p>0.30</text:p>
          </table:table-cell>
          <table:table-cell table:style-name="ce2" office:value-type="float" office:value="0.000500627130464465" calcext:value-type="float">
            <text:p>5.01E-04</text:p>
          </table:table-cell>
          <table:table-cell table:style-name="ce2" office:value-type="float" office:value="0.0422202721363405" calcext:value-type="float">
            <text:p>4.22E-02</text:p>
          </table:table-cell>
          <table:table-cell table:style-name="ce1" office:value-type="float" office:value="0.121539061484466" calcext:value-type="float">
            <text:p>0.12</text:p>
          </table:table-cell>
          <table:table-cell table:style-name="ce2" office:value-type="float" office:value="0.314902913770545" calcext:value-type="float">
            <text:p>3.15E-01</text:p>
          </table:table-cell>
          <table:table-cell table:style-name="ce2" office:value-type="float" office:value="0.00453133685456974" calcext:value-type="float">
            <text:p>4.53E-03</text:p>
          </table:table-cell>
          <table:table-cell table:style-name="ce1" office:value-type="float" office:value="0.40596546310832" calcext:value-type="float">
            <text:p>0.41</text:p>
          </table:table-cell>
          <table:table-cell table:style-name="ce2" office:value-type="float" office:value="0.00000286927565630589" calcext:value-type="float">
            <text:p>2.87E-06</text:p>
          </table:table-cell>
          <table:table-cell table:style-name="ce2" office:value-type="float" office:value="0.0782911100896288" calcext:value-type="float">
            <text:p>7.83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order of TMH </text:p>
          </table:table-cell>
          <table:table-cell office:value-type="string" calcext:value-type="string">
            <text:p><text:s/>Student's T-test</text:p>
          </table:table-cell>
          <table:table-cell table:style-name="ce1" office:value-type="float" office:value="4.74102304160284" calcext:value-type="float">
            <text:p>4.74</text:p>
          </table:table-cell>
          <table:table-cell table:style-name="ce2" office:value-type="float" office:value="0.00000433993351011784" calcext:value-type="float">
            <text:p>4.34E-06</text:p>
          </table:table-cell>
          <table:table-cell table:style-name="ce2" office:value-type="float" office:value="0.0685980640567704" calcext:value-type="float">
            <text:p>6.86E-02</text:p>
          </table:table-cell>
          <table:table-cell table:style-name="ce1" office:value-type="float" office:value="-0.332307022501336" calcext:value-type="float">
            <text:p>-0.33</text:p>
          </table:table-cell>
          <table:table-cell table:style-name="ce2" office:value-type="float" office:value="0.739932591371395" calcext:value-type="float">
            <text:p>7.40E-01</text:p>
          </table:table-cell>
          <table:table-cell table:style-name="ce2" office:value-type="float" office:value="0.0011811615281352" calcext:value-type="float">
            <text:p>1.18E-03</text:p>
          </table:table-cell>
          <table:table-cell table:style-name="ce1" office:value-type="float" office:value="-5.33345743019619" calcext:value-type="float">
            <text:p>-5.33</text:p>
          </table:table-cell>
          <table:table-cell table:style-name="ce2" office:value-type="float" office:value="0.000000321787274277134" calcext:value-type="float">
            <text:p>3.22E-07</text:p>
          </table:table-cell>
          <table:table-cell table:style-name="ce2" office:value-type="float" office:value="0.0917139579669382" calcext:value-type="float">
            <text:p>9.17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order of TMH and flanks </text:p>
          </table:table-cell>
          <table:table-cell office:value-type="string" calcext:value-type="string">
            <text:p><text:s/>Kruskal-Wallis</text:p>
          </table:table-cell>
          <table:table-cell table:style-name="ce1" office:value-type="float" office:value="15.1257857640883" calcext:value-type="float">
            <text:p>15.13</text:p>
          </table:table-cell>
          <table:table-cell table:style-name="ce2" office:value-type="float" office:value="0.000100580051288602" calcext:value-type="float">
            <text:p>1.01E-04</text:p>
          </table:table-cell>
          <table:table-cell table:style-name="ce2" office:value-type="float" office:value="0.0511364256516231" calcext:value-type="float">
            <text:p>5.11E-02</text:p>
          </table:table-cell>
          <table:table-cell table:style-name="ce1" office:value-type="float" office:value="3.26361148179441" calcext:value-type="float">
            <text:p>3.26</text:p>
          </table:table-cell>
          <table:table-cell table:style-name="ce2" office:value-type="float" office:value="0.0708329647294151" calcext:value-type="float">
            <text:p>7.08E-02</text:p>
          </table:table-cell>
          <table:table-cell table:style-name="ce2" office:value-type="float" office:value="0.0103820815024288" calcext:value-type="float">
            <text:p>1.04E-02</text:p>
          </table:table-cell>
          <table:table-cell table:style-name="ce1" office:value-type="float" office:value="29.1864058310174" calcext:value-type="float">
            <text:p>29.19</text:p>
          </table:table-cell>
          <table:table-cell table:style-name="ce2" office:value-type="float" office:value="0.000000065738825998236" calcext:value-type="float">
            <text:p>6.57E-08</text:p>
          </table:table-cell>
          <table:table-cell table:style-name="ce2" office:value-type="float" office:value="0.101457522252307" calcext:value-type="float">
            <text:p>1.01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order of TMH and flanks </text:p>
          </table:table-cell>
          <table:table-cell office:value-type="string" calcext:value-type="string">
            <text:p><text:s/>Kolmogorov-Smirnov</text:p>
          </table:table-cell>
          <table:table-cell table:style-name="ce1" office:value-type="float" office:value="0.279990044798407" calcext:value-type="float">
            <text:p>0.28</text:p>
          </table:table-cell>
          <table:table-cell table:style-name="ce2" office:value-type="float" office:value="0.00136658110878351" calcext:value-type="float">
            <text:p>1.37E-03</text:p>
          </table:table-cell>
          <table:table-cell table:style-name="ce2" office:value-type="float" office:value="0.0366413511068266" calcext:value-type="float">
            <text:p>3.66E-02</text:p>
          </table:table-cell>
          <table:table-cell table:style-name="ce1" office:value-type="float" office:value="0.158455738983491" calcext:value-type="float">
            <text:p>0.16</text:p>
          </table:table-cell>
          <table:table-cell table:style-name="ce2" office:value-type="float" office:value="0.0869497643193012" calcext:value-type="float">
            <text:p>8.69E-02</text:p>
          </table:table-cell>
          <table:table-cell table:style-name="ce2" office:value-type="float" office:value="0.00957813626947782" calcext:value-type="float">
            <text:p>9.58E-03</text:p>
          </table:table-cell>
          <table:table-cell table:style-name="ce1" office:value-type="float" office:value="0.431868131868132" calcext:value-type="float">
            <text:p>0.43</text:p>
          </table:table-cell>
          <table:table-cell table:style-name="ce2" office:value-type="float" office:value="0.000000487892901688048" calcext:value-type="float">
            <text:p>4.88E-07</text:p>
          </table:table-cell>
          <table:table-cell table:style-name="ce2" office:value-type="float" office:value="0.0891605516498955" calcext:value-type="float">
            <text:p>8.92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order of TMH and flanks </text:p>
          </table:table-cell>
          <table:table-cell office:value-type="string" calcext:value-type="string">
            <text:p><text:s/>Student's T-test</text:p>
          </table:table-cell>
          <table:table-cell table:style-name="ce1" office:value-type="float" office:value="4.34267525722142" calcext:value-type="float">
            <text:p>4.34</text:p>
          </table:table-cell>
          <table:table-cell table:style-name="ce2" office:value-type="float" office:value="0.0000235858620897238" calcext:value-type="float">
            <text:p>2.36E-05</text:p>
          </table:table-cell>
          <table:table-cell table:style-name="ce2" office:value-type="float" office:value="0.0591936838302111" calcext:value-type="float">
            <text:p>5.92E-02</text:p>
          </table:table-cell>
          <table:table-cell table:style-name="ce1" office:value-type="float" office:value="-1.53207915143162" calcext:value-type="float">
            <text:p>-1.53</text:p>
          </table:table-cell>
          <table:table-cell table:style-name="ce2" office:value-type="float" office:value="0.126752348535364" calcext:value-type="float">
            <text:p>1.27E-01</text:p>
          </table:table-cell>
          <table:table-cell table:style-name="ce2" office:value-type="float" office:value="0.00810007885413291" calcext:value-type="float">
            <text:p>8.10E-03</text:p>
          </table:table-cell>
          <table:table-cell table:style-name="ce1" office:value-type="float" office:value="-5.23175651247137" calcext:value-type="float">
            <text:p>-5.23</text:p>
          </table:table-cell>
          <table:table-cell table:style-name="ce2" office:value-type="float" office:value="0.000000516463481321526" calcext:value-type="float">
            <text:p>5.16E-07</text:p>
          </table:table-cell>
          <table:table-cell table:style-name="ce2" office:value-type="float" office:value="0.0888114187423763" calcext:value-type="float">
            <text:p>8.88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Entropy of TMH </text:p>
          </table:table-cell>
          <table:table-cell office:value-type="string" calcext:value-type="string">
            <text:p><text:s/>Kruskal-Wallis</text:p>
          </table:table-cell>
          <table:table-cell table:style-name="ce1" office:value-type="float" office:value="11.9603248010598" calcext:value-type="float">
            <text:p>11.96</text:p>
          </table:table-cell>
          <table:table-cell table:style-name="ce2" office:value-type="float" office:value="0.00054345396520657" calcext:value-type="float">
            <text:p>5.43E-04</text:p>
          </table:table-cell>
          <table:table-cell table:style-name="ce2" office:value-type="float" office:value="0.04176425308679" calcext:value-type="float">
            <text:p>4.18E-02</text:p>
          </table:table-cell>
          <table:table-cell table:style-name="ce1" office:value-type="float" office:value="0.0238619982014479" calcext:value-type="float">
            <text:p>0.02</text:p>
          </table:table-cell>
          <table:table-cell table:style-name="ce2" office:value-type="float" office:value="0.877236567674829" calcext:value-type="float">
            <text:p>8.77E-01</text:p>
          </table:table-cell>
          <table:table-cell table:style-name="ce2" office:value-type="float" office:value="0.000513641476437118" calcext:value-type="float">
            <text:p>5.14E-04</text:p>
          </table:table-cell>
          <table:table-cell table:style-name="ce1" office:value-type="float" office:value="8.45642852901396" calcext:value-type="float">
            <text:p>8.46</text:p>
          </table:table-cell>
          <table:table-cell table:style-name="ce2" office:value-type="float" office:value="0.00363755431674903" calcext:value-type="float">
            <text:p>3.64E-03</text:p>
          </table:table-cell>
          <table:table-cell table:style-name="ce2" office:value-type="float" office:value="0.0344567099028001" calcext:value-type="float">
            <text:p>3.45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Entropy of TMH </text:p>
          </table:table-cell>
          <table:table-cell office:value-type="string" calcext:value-type="string">
            <text:p><text:s/>Kolmogorov-Smirnov</text:p>
          </table:table-cell>
          <table:table-cell table:style-name="ce1" office:value-type="float" office:value="0.272772523643604" calcext:value-type="float">
            <text:p>0.27</text:p>
          </table:table-cell>
          <table:table-cell table:style-name="ce2" office:value-type="float" office:value="0.00198027590709502" calcext:value-type="float">
            <text:p>1.98E-03</text:p>
          </table:table-cell>
          <table:table-cell table:style-name="ce2" office:value-type="float" office:value="0.0345806616498106" calcext:value-type="float">
            <text:p>3.46E-02</text:p>
          </table:table-cell>
          <table:table-cell table:style-name="ce1" office:value-type="float" office:value="0.077408033277005" calcext:value-type="float">
            <text:p>0.08</text:p>
          </table:table-cell>
          <table:table-cell table:style-name="ce2" office:value-type="float" office:value="0.84846612208943" calcext:value-type="float">
            <text:p>8.48E-01</text:p>
          </table:table-cell>
          <table:table-cell table:style-name="ce2" office:value-type="float" office:value="0.000644412242860514" calcext:value-type="float">
            <text:p>6.44E-04</text:p>
          </table:table-cell>
          <table:table-cell table:style-name="ce1" office:value-type="float" office:value="0.272684458398744" calcext:value-type="float">
            <text:p>0.27</text:p>
          </table:table-cell>
          <table:table-cell table:style-name="ce2" office:value-type="float" office:value="0.00462075503972232" calcext:value-type="float">
            <text:p>4.62E-03</text:p>
          </table:table-cell>
          <table:table-cell table:style-name="ce2" office:value-type="float" office:value="0.0329889396241114" calcext:value-type="float">
            <text:p>3.3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Entropy of TMH </text:p>
          </table:table-cell>
          <table:table-cell office:value-type="string" calcext:value-type="string">
            <text:p><text:s/>Student's T-test</text:p>
          </table:table-cell>
          <table:table-cell table:style-name="ce1" office:value-type="float" office:value="-3.47109246776973" calcext:value-type="float">
            <text:p>-3.47</text:p>
          </table:table-cell>
          <table:table-cell table:style-name="ce2" office:value-type="float" office:value="0.000650465826740861" calcext:value-type="float">
            <text:p>6.50E-04</text:p>
          </table:table-cell>
          <table:table-cell table:style-name="ce2" office:value-type="float" office:value="0.0407656766401436" calcext:value-type="float">
            <text:p>4.08E-02</text:p>
          </table:table-cell>
          <table:table-cell table:style-name="ce1" office:value-type="float" office:value="-0.167794795694683" calcext:value-type="float">
            <text:p>-0.17</text:p>
          </table:table-cell>
          <table:table-cell table:style-name="ce2" office:value-type="float" office:value="0.866878765677509" calcext:value-type="float">
            <text:p>8.67E-01</text:p>
          </table:table-cell>
          <table:table-cell table:style-name="ce2" office:value-type="float" office:value="0.000560220172369366" calcext:value-type="float">
            <text:p>5.60E-04</text:p>
          </table:table-cell>
          <table:table-cell table:style-name="ce1" office:value-type="float" office:value="3.44656221889696" calcext:value-type="float">
            <text:p>3.45</text:p>
          </table:table-cell>
          <table:table-cell table:style-name="ce2" office:value-type="float" office:value="0.00072436046647401" calcext:value-type="float">
            <text:p>7.24E-04</text:p>
          </table:table-cell>
          <table:table-cell table:style-name="ce2" office:value-type="float" office:value="0.0443571865497573" calcext:value-type="float">
            <text:p>4.44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Entropy of TMH and flanks </text:p>
          </table:table-cell>
          <table:table-cell office:value-type="string" calcext:value-type="string">
            <text:p><text:s/>Kruskal-Wallis</text:p>
          </table:table-cell>
          <table:table-cell table:style-name="ce1" office:value-type="float" office:value="15.1257857640883" calcext:value-type="float">
            <text:p>15.13</text:p>
          </table:table-cell>
          <table:table-cell table:style-name="ce2" office:value-type="float" office:value="0.000100580051288602" calcext:value-type="float">
            <text:p>1.01E-04</text:p>
          </table:table-cell>
          <table:table-cell table:style-name="ce2" office:value-type="float" office:value="0.0511364256516231" calcext:value-type="float">
            <text:p>5.11E-02</text:p>
          </table:table-cell>
          <table:table-cell table:style-name="ce1" office:value-type="float" office:value="3.26361148179441" calcext:value-type="float">
            <text:p>3.26</text:p>
          </table:table-cell>
          <table:table-cell table:style-name="ce2" office:value-type="float" office:value="0.0708329647294151" calcext:value-type="float">
            <text:p>7.08E-02</text:p>
          </table:table-cell>
          <table:table-cell table:style-name="ce2" office:value-type="float" office:value="0.0103820815024288" calcext:value-type="float">
            <text:p>1.04E-02</text:p>
          </table:table-cell>
          <table:table-cell table:style-name="ce1" office:value-type="float" office:value="29.1864058310174" calcext:value-type="float">
            <text:p>29.19</text:p>
          </table:table-cell>
          <table:table-cell table:style-name="ce2" office:value-type="float" office:value="0.000000065738825998236" calcext:value-type="float">
            <text:p>6.57E-08</text:p>
          </table:table-cell>
          <table:table-cell table:style-name="ce2" office:value-type="float" office:value="0.101457522252307" calcext:value-type="float">
            <text:p>1.01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Entropy of TMH and flanks </text:p>
          </table:table-cell>
          <table:table-cell office:value-type="string" calcext:value-type="string">
            <text:p><text:s/>Kolmogorov-Smirnov</text:p>
          </table:table-cell>
          <table:table-cell table:style-name="ce1" office:value-type="float" office:value="0.279990044798407" calcext:value-type="float">
            <text:p>0.28</text:p>
          </table:table-cell>
          <table:table-cell table:style-name="ce2" office:value-type="float" office:value="0.00136658110878351" calcext:value-type="float">
            <text:p>1.37E-03</text:p>
          </table:table-cell>
          <table:table-cell table:style-name="ce2" office:value-type="float" office:value="0.0366413511068266" calcext:value-type="float">
            <text:p>3.66E-02</text:p>
          </table:table-cell>
          <table:table-cell table:style-name="ce1" office:value-type="float" office:value="0.158455738983491" calcext:value-type="float">
            <text:p>0.16</text:p>
          </table:table-cell>
          <table:table-cell table:style-name="ce2" office:value-type="float" office:value="0.0869497643193012" calcext:value-type="float">
            <text:p>8.69E-02</text:p>
          </table:table-cell>
          <table:table-cell table:style-name="ce2" office:value-type="float" office:value="0.00957813626947782" calcext:value-type="float">
            <text:p>9.58E-03</text:p>
          </table:table-cell>
          <table:table-cell table:style-name="ce1" office:value-type="float" office:value="0.431868131868132" calcext:value-type="float">
            <text:p>0.43</text:p>
          </table:table-cell>
          <table:table-cell table:style-name="ce2" office:value-type="float" office:value="0.000000487892901688048" calcext:value-type="float">
            <text:p>4.88E-07</text:p>
          </table:table-cell>
          <table:table-cell table:style-name="ce2" office:value-type="float" office:value="0.0891605516498955" calcext:value-type="float">
            <text:p>8.92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Entropy of TMH and flanks </text:p>
          </table:table-cell>
          <table:table-cell office:value-type="string" calcext:value-type="string">
            <text:p><text:s/>Student's T-test</text:p>
          </table:table-cell>
          <table:table-cell table:style-name="ce1" office:value-type="float" office:value="4.34267525722142" calcext:value-type="float">
            <text:p>4.34</text:p>
          </table:table-cell>
          <table:table-cell table:style-name="ce2" office:value-type="float" office:value="0.0000235858620897238" calcext:value-type="float">
            <text:p>2.36E-05</text:p>
          </table:table-cell>
          <table:table-cell table:style-name="ce2" office:value-type="float" office:value="0.0591936838302111" calcext:value-type="float">
            <text:p>5.92E-02</text:p>
          </table:table-cell>
          <table:table-cell table:style-name="ce1" office:value-type="float" office:value="-1.53207915143162" calcext:value-type="float">
            <text:p>-1.53</text:p>
          </table:table-cell>
          <table:table-cell table:style-name="ce2" office:value-type="float" office:value="0.126752348535364" calcext:value-type="float">
            <text:p>1.27E-01</text:p>
          </table:table-cell>
          <table:table-cell table:style-name="ce2" office:value-type="float" office:value="0.00810007885413291" calcext:value-type="float">
            <text:p>8.10E-03</text:p>
          </table:table-cell>
          <table:table-cell table:style-name="ce1" office:value-type="float" office:value="-5.23175651247137" calcext:value-type="float">
            <text:p>-5.23</text:p>
          </table:table-cell>
          <table:table-cell table:style-name="ce2" office:value-type="float" office:value="0.000000516463481321526" calcext:value-type="float">
            <text:p>5.16E-07</text:p>
          </table:table-cell>
          <table:table-cell table:style-name="ce2" office:value-type="float" office:value="0.0888114187423763" calcext:value-type="float">
            <text:p>8.88E-02</text:p>
          </table:table-cell>
          <table:table-cell table:number-columns-repeated="2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9">
          <table:table-cell table:number-columns-repeated="12"/>
          <table:table-cell table:style-name="ce2"/>
        </table:table-row>
        <table:table-row table:style-name="ro1" table:number-rows-repeated="3">
          <table:table-cell table:number-columns-repeated="13"/>
        </table:table-row>
        <table:table-row table:style-name="ro1" table:number-rows-repeated="2">
          <table:table-cell table:number-columns-repeated="12"/>
          <table:table-cell table:style-name="ce2"/>
        </table:table-row>
        <table:table-row table:style-name="ro1">
          <table:table-cell table:number-columns-repeated="12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5:29:37.149878325</meta:creation-date>
    <dc:date>2018-05-15T19:36:01.081576656</dc:date>
    <meta:editing-duration>PT6H37M7S</meta:editing-duration>
    <meta:editing-cycles>15</meta:editing-cycles>
    <meta:generator>LibreOffice/6.0.3.2$Linux_X86_64 LibreOffice_project/00m0$Build-2</meta:generator>
    <meta:document-statistic meta:table-count="6" meta:cell-count="3721" meta:object-count="0"/>
  </office:meta>
</office:document-meta>
</file>